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3.84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468cm"/>
    </style:style>
    <style:style style:name="co9" style:family="table-column">
      <style:table-column-properties fo:break-before="auto" style:column-width="2.256cm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 &quot;;[.D114]))))" style:apply-style-name="Excel_5f_CondFormat_5f_2_5f_1_5f_1" style:base-cell-address="Sheet2.D114"/>
      <style:map style:condition="is-true-formula(NOT(ISERROR(SEARCH(&quot;Yes&quot;;[.D114]))))" style:apply-style-name="Excel_5f_CondFormat_5f_2_5f_1_5f_2" style:base-cell-address="Sheet2.D114"/>
      <style:map style:condition="is-true-formula(NOT(ISERROR(SEARCH(&quot;Yes&quot;;[.D114]))))" style:apply-style-name="Excel_5f_CondFormat_5f_2_5f_1_5f_3" style:base-cell-address="Sheet2.D114"/>
    </style:style>
    <style:style style:name="ce2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NOT(ISERROR(SEARCH(&quot; &quot;;[.D114]))))" style:apply-style-name="Excel_5f_CondFormat_5f_2_5f_1_5f_1" style:base-cell-address="Sheet2.D114"/>
      <style:map style:condition="is-true-formula(NOT(ISERROR(SEARCH(&quot;Yes&quot;;[.D114]))))" style:apply-style-name="Excel_5f_CondFormat_5f_2_5f_1_5f_2" style:base-cell-address="Sheet2.D114"/>
      <style:map style:condition="is-true-formula(NOT(ISERROR(SEARCH(&quot;Yes&quot;;[.D114]))))" style:apply-style-name="Excel_5f_CondFormat_5f_2_5f_1_5f_3" style:base-cell-address="Sheet2.D114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NOT(ISERROR(SEARCH(&quot; &quot;;#REF!))))" style:apply-style-name="Excel_5f_CondFormat_5f_1_5f_1_5f_1" style:base-cell-address="Sheet1.B110"/>
      <style:map style:condition="is-true-formula(NOT(ISERROR(SEARCH(&quot;Yes&quot;;#REF!))))" style:apply-style-name="Excel_5f_CondFormat_5f_1_5f_1_5f_2" style:base-cell-address="Sheet1.B110"/>
      <style:map style:condition="is-true-formula(NOT(ISERROR(SEARCH(&quot;Yes&quot;;#REF!))))" style:apply-style-name="Excel_5f_CondFormat_5f_1_5f_1_5f_3" style:base-cell-address="Sheet1.B110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 &quot;;#REF!))))" style:apply-style-name="Excel_5f_CondFormat_5f_1_5f_1_5f_1" style:base-cell-address="Sheet1.B110"/>
      <style:map style:condition="is-true-formula(NOT(ISERROR(SEARCH(&quot;Yes&quot;;#REF!))))" style:apply-style-name="Excel_5f_CondFormat_5f_1_5f_1_5f_2" style:base-cell-address="Sheet1.B110"/>
      <style:map style:condition="is-true-formula(NOT(ISERROR(SEARCH(&quot;Yes&quot;;#REF!))))" style:apply-style-name="Excel_5f_CondFormat_5f_1_5f_1_5f_3" style:base-cell-address="Sheet1.B110"/>
    </style:style>
    <style:style style:name="ce11" style:family="table-cell" style:parent-style-name="Default" style:data-style-name="N0">
      <style:table-cell-properties fo:background-color="transparent" fo:padding="0.071cm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transparent" fo:padding="0.071cm"/>
    </style:style>
    <style:style style:name="ce1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 &quot;;[.D114]))))" style:apply-style-name="Excel_5f_CondFormat_5f_2_5f_1_5f_1" style:base-cell-address="Sheet2.D114"/>
      <style:map style:condition="is-true-formula(NOT(ISERROR(SEARCH(&quot;Yes&quot;;[.D114]))))" style:apply-style-name="Excel_5f_CondFormat_5f_2_5f_1_5f_2" style:base-cell-address="Sheet2.D114"/>
      <style:map style:condition="is-true-formula(NOT(ISERROR(SEARCH(&quot;Yes&quot;;[.D114]))))" style:apply-style-name="Excel_5f_CondFormat_5f_2_5f_1_5f_3" style:base-cell-address="Sheet2.D114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NOT(ISERROR(SEARCH(&quot; &quot;;[.D114]))))" style:apply-style-name="Excel_5f_CondFormat_5f_2_5f_1_5f_1" style:base-cell-address="Sheet2.D114"/>
      <style:map style:condition="is-true-formula(NOT(ISERROR(SEARCH(&quot;Yes&quot;;[.D114]))))" style:apply-style-name="Excel_5f_CondFormat_5f_2_5f_1_5f_2" style:base-cell-address="Sheet2.D114"/>
      <style:map style:condition="is-true-formula(NOT(ISERROR(SEARCH(&quot;Yes&quot;;[.D114]))))" style:apply-style-name="Excel_5f_CondFormat_5f_2_5f_1_5f_3" style:base-cell-address="Sheet2.D114"/>
    </style:style>
    <style:style style:name="ce71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3">
        <office:forms form:automatic-focus="false" form:apply-design-mode="false"/>
        <table:table-column table:style-name="co8" table:default-cell-style-name="ce2"/>
        <table:table-column table:style-name="co9" table:default-cell-style-name="ce9"/>
        <table:table-column table:style-name="co9" table:number-columns-repeated="62" table:default-cell-style-name="ce13"/>
        <table:table-column table:style-name="co9" table:number-columns-repeated="945" table:default-cell-style-name="Default"/>
        <table:table-row table:style-name="ro2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ass </text:p>
          </table:table-cell>
          <table:table-cell table:style-name="ce12"/>
          <table:table-cell table:style-name="ce14" table:number-columns-repeated="1006"/>
        </table:table-row>
        <table:table-row table:style-name="ro2">
          <table:table-cell office:value-type="float" office:value="22678622" calcext:value-type="float">
            <text:p>2267862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646" calcext:value-type="float">
            <text:p>2267864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8670" calcext:value-type="float">
            <text:p>2267867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694" calcext:value-type="float">
            <text:p>2267869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4074" calcext:value-type="float">
            <text:p>2261407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7" office:value-type="float" office:value="22614097" calcext:value-type="float">
            <text:p>2261409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4127" calcext:value-type="float">
            <text:p>2261412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7" office:value-type="float" office:value="22614150" calcext:value-type="float">
            <text:p>2261415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7434" calcext:value-type="float">
            <text:p>5099743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461" calcext:value-type="float">
            <text:p>5099746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7488" calcext:value-type="float">
            <text:p>5099748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515" calcext:value-type="float">
            <text:p>5099751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445" calcext:value-type="float">
            <text:p>2405544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464" calcext:value-type="float">
            <text:p>2405546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483" calcext:value-type="float">
            <text:p>2405548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502" calcext:value-type="float">
            <text:p>240555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192" calcext:value-type="float">
            <text:p>2258019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218" calcext:value-type="float">
            <text:p>225802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244" calcext:value-type="float">
            <text:p>2258024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270" calcext:value-type="float">
            <text:p>2258027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032" calcext:value-type="float">
            <text:p>5099803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0998059" calcext:value-type="float">
            <text:p>50998059</text:p>
          </table:table-cell>
          <table:table-cell table:style-name="ce50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086" calcext:value-type="float">
            <text:p>50998086</text:p>
          </table:table-cell>
          <table:table-cell table:style-name="ce50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0998113" calcext:value-type="float">
            <text:p>50998113</text:p>
          </table:table-cell>
          <table:table-cell table:style-name="ce50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742" calcext:value-type="float">
            <text:p>5099774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769" calcext:value-type="float">
            <text:p>5099776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796" calcext:value-type="float">
            <text:p>5099779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823" calcext:value-type="float">
            <text:p>5099782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620" calcext:value-type="float">
            <text:p>2267062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643" calcext:value-type="float">
            <text:p>2267064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673" calcext:value-type="float">
            <text:p>2267067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703" calcext:value-type="float">
            <text:p>2267070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379" calcext:value-type="float">
            <text:p>5358137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406" calcext:value-type="float">
            <text:p>5358140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1433" calcext:value-type="float">
            <text:p>5358143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460" calcext:value-type="float">
            <text:p>5358146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65833" calcext:value-type="float">
            <text:p>2406583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860" calcext:value-type="float">
            <text:p>2406586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887" calcext:value-type="float">
            <text:p>2406588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914" calcext:value-type="float">
            <text:p>2406591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877" calcext:value-type="float">
            <text:p>2405587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904" calcext:value-type="float">
            <text:p>2405590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931" calcext:value-type="float">
            <text:p>2405593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958" calcext:value-type="float">
            <text:p>2405595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427" calcext:value-type="float">
            <text:p>5358742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454" calcext:value-type="float">
            <text:p>5358745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481" calcext:value-type="float">
            <text:p>5358748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508" calcext:value-type="float">
            <text:p>5358750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462" calcext:value-type="float">
            <text:p>5104946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489" calcext:value-type="float">
            <text:p>5104948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516" calcext:value-type="float">
            <text:p>5104951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543" calcext:value-type="float">
            <text:p>5104954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628" calcext:value-type="float">
            <text:p>5104962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655" calcext:value-type="float">
            <text:p>5104965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682" calcext:value-type="float">
            <text:p>5104968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70197" calcext:value-type="float">
            <text:p>5107019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611" calcext:value-type="float">
            <text:p>5358061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638" calcext:value-type="float">
            <text:p>5358063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665" calcext:value-type="float">
            <text:p>5358066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692" calcext:value-type="float">
            <text:p>5358069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3586960" calcext:value-type="float">
            <text:p>5358696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6987" calcext:value-type="float">
            <text:p>5358698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3587014" calcext:value-type="float">
            <text:p>5358701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7041" calcext:value-type="float">
            <text:p>5358704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8891" calcext:value-type="float">
            <text:p>5104889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8918" calcext:value-type="float">
            <text:p>510489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8945" calcext:value-type="float">
            <text:p>5104894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8972" calcext:value-type="float">
            <text:p>510489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20588458" calcext:value-type="float">
            <text:p>20588458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510" calcext:value-type="float">
            <text:p>2058851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536" calcext:value-type="float">
            <text:p>2058853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8562" calcext:value-type="float">
            <text:p>2058856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809" calcext:value-type="float">
            <text:p>2267080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832" calcext:value-type="float">
            <text:p>2267083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855" calcext:value-type="float">
            <text:p>2267085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878" calcext:value-type="float">
            <text:p>2267087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953" calcext:value-type="float">
            <text:p>2267895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980" calcext:value-type="float">
            <text:p>226789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9008" calcext:value-type="float">
            <text:p>2267900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9036" calcext:value-type="float">
            <text:p>2267903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413" calcext:value-type="float">
            <text:p>5099841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440" calcext:value-type="float">
            <text:p>5099844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467" calcext:value-type="float">
            <text:p>5099846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494" calcext:value-type="float">
            <text:p>5099849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294" calcext:value-type="float">
            <text:p>2058729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320" calcext:value-type="float">
            <text:p>2058732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346" calcext:value-type="float">
            <text:p>2058734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372" calcext:value-type="float">
            <text:p>205873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466" calcext:value-type="float">
            <text:p>2058746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492" calcext:value-type="float">
            <text:p>2058749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518" calcext:value-type="float">
            <text:p>205875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544" calcext:value-type="float">
            <text:p>2058754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201" calcext:value-type="float">
            <text:p>5099620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228" calcext:value-type="float">
            <text:p>5099622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787" calcext:value-type="float">
            <text:p>50993787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814" calcext:value-type="float">
            <text:p>50993814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841" calcext:value-type="float">
            <text:p>50993841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868" calcext:value-type="float">
            <text:p>50993868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895" calcext:value-type="float">
            <text:p>50993895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922" calcext:value-type="float">
            <text:p>50993922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949" calcext:value-type="float">
            <text:p>50993949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976" calcext:value-type="float">
            <text:p>50993976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4353" calcext:value-type="float">
            <text:p>2261435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4379" calcext:value-type="float">
            <text:p>2261437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4405" calcext:value-type="float">
            <text:p>2261440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4431" calcext:value-type="float">
            <text:p>2261443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7572" calcext:value-type="float">
            <text:p>53587572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599" calcext:value-type="float">
            <text:p>53587599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800" calcext:value-type="float">
            <text:p>50996800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827" calcext:value-type="float">
            <text:p>50996827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854" calcext:value-type="float">
            <text:p>50996854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881" calcext:value-type="float">
            <text:p>5099688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399" calcext:value-type="float">
            <text:p>5099339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426" calcext:value-type="float">
            <text:p>5099342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7829134" calcext:value-type="float">
            <text:p>27829134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7829161" calcext:value-type="float">
            <text:p>27829161</text:p>
          </table:table-cell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7829188" calcext:value-type="float">
            <text:p>27829188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7829215" calcext:value-type="float">
            <text:p>27829215</text:p>
          </table:table-cell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223" calcext:value-type="float">
            <text:p>5099722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250" calcext:value-type="float">
            <text:p>5099725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277" calcext:value-type="float">
            <text:p>5099727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304" calcext:value-type="float">
            <text:p>5099730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22670442" calcext:value-type="float">
            <text:p>2267044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465" calcext:value-type="float">
            <text:p>2267046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7" office:value-type="float" office:value="22670488" calcext:value-type="float">
            <text:p>2267048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511" calcext:value-type="float">
            <text:p>2267051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1769" calcext:value-type="float">
            <text:p>5358176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796" calcext:value-type="float">
            <text:p>5358179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24065530" calcext:value-type="float">
            <text:p>2406553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65557" calcext:value-type="float">
            <text:p>2406555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584" calcext:value-type="float">
            <text:p>2406558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611" calcext:value-type="float">
            <text:p>2406561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104" calcext:value-type="float">
            <text:p>5358710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131" calcext:value-type="float">
            <text:p>5358713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484" calcext:value-type="float">
            <text:p>3001148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507" calcext:value-type="float">
            <text:p>3001150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30011530" calcext:value-type="float">
            <text:p>3001153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553" calcext:value-type="float">
            <text:p>3001155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573" calcext:value-type="float">
            <text:p>2405557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600" calcext:value-type="float">
            <text:p>2405560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627" calcext:value-type="float">
            <text:p>2405562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654" calcext:value-type="float">
            <text:p>2405565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680" calcext:value-type="float">
            <text:p>240656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707" calcext:value-type="float">
            <text:p>240657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65734" calcext:value-type="float">
            <text:p>24065734</text:p>
          </table:table-cell>
          <table:table-cell table:style-name="ce50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761" calcext:value-type="float">
            <text:p>240657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9432" calcext:value-type="float">
            <text:p>5099943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9459" calcext:value-type="float">
            <text:p>5099945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1048738" calcext:value-type="float">
            <text:p>5104873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1048765" calcext:value-type="float">
            <text:p>5104876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8177" calcext:value-type="float">
            <text:p>5099817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204" calcext:value-type="float">
            <text:p>5099820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231" calcext:value-type="float">
            <text:p>5099823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258" calcext:value-type="float">
            <text:p>5099825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308" calcext:value-type="float">
            <text:p>2058830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8334" calcext:value-type="float">
            <text:p>2058833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8787" calcext:value-type="float">
            <text:p>2267878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8810" calcext:value-type="float">
            <text:p>2267881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833" calcext:value-type="float">
            <text:p>2267883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8856" calcext:value-type="float">
            <text:p>22678856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3">
          <table:table-cell office:value-type="float" office:value="22580341" calcext:value-type="float">
            <text:p>2258034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2580367" calcext:value-type="float">
            <text:p>225803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2580393" calcext:value-type="float">
            <text:p>2258039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419" calcext:value-type="float">
            <text:p>2258041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149" calcext:value-type="float">
            <text:p>24055149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176" calcext:value-type="float">
            <text:p>24055176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203" calcext:value-type="float">
            <text:p>24055203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994" calcext:value-type="float">
            <text:p>2058799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8020" calcext:value-type="float">
            <text:p>2058802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046" calcext:value-type="float">
            <text:p>2058804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8072" calcext:value-type="float">
            <text:p>205880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6933772" calcext:value-type="float">
            <text:p>269337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6933801" calcext:value-type="float">
            <text:p>2693380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6933830" calcext:value-type="float">
            <text:p>2693383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6933859" calcext:value-type="float">
            <text:p>2693385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5762" calcext:value-type="float">
            <text:p>5099576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5789" calcext:value-type="float">
            <text:p>5099578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278" calcext:value-type="float">
            <text:p>2267027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301" calcext:value-type="float">
            <text:p>2267030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324" calcext:value-type="float">
            <text:p>2267032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347" calcext:value-type="float">
            <text:p>2267034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540" calcext:value-type="float">
            <text:p>5358254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567" calcext:value-type="float">
            <text:p>5358256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427682" calcext:value-type="float">
            <text:p>2242768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427705" calcext:value-type="float">
            <text:p>224277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427728" calcext:value-type="float">
            <text:p>2242772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427751" calcext:value-type="float">
            <text:p>2242775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3624" calcext:value-type="float">
            <text:p>226136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650" calcext:value-type="float">
            <text:p>2261365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3676" calcext:value-type="float">
            <text:p>2261367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702" calcext:value-type="float">
            <text:p>226137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274" calcext:value-type="float">
            <text:p>2405527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328" calcext:value-type="float">
            <text:p>2405532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355" calcext:value-type="float">
            <text:p>2405535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5382" calcext:value-type="float">
            <text:p>2405538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361" calcext:value-type="float">
            <text:p>5358636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388" calcext:value-type="float">
            <text:p>5358638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415" calcext:value-type="float">
            <text:p>5358641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442" calcext:value-type="float">
            <text:p>5358644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647" calcext:value-type="float">
            <text:p>3001164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674" calcext:value-type="float">
            <text:p>3001167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30011700" calcext:value-type="float">
            <text:p>3001170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727" calcext:value-type="float">
            <text:p>3001172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1860" calcext:value-type="float">
            <text:p>5358186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887" calcext:value-type="float">
            <text:p>5358188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914" calcext:value-type="float">
            <text:p>5358191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941" calcext:value-type="float">
            <text:p>5358194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138" calcext:value-type="float">
            <text:p>2058813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164" calcext:value-type="float">
            <text:p>2058816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190" calcext:value-type="float">
            <text:p>2058819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8216" calcext:value-type="float">
            <text:p>2058821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6945" calcext:value-type="float">
            <text:p>5099694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972" calcext:value-type="float">
            <text:p>509969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999" calcext:value-type="float">
            <text:p>5099699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026" calcext:value-type="float">
            <text:p>5099702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053" calcext:value-type="float">
            <text:p>5099705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080" calcext:value-type="float">
            <text:p>509970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107" calcext:value-type="float">
            <text:p>5099710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134" calcext:value-type="float">
            <text:p>5099713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758" calcext:value-type="float">
            <text:p>2058775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7784" calcext:value-type="float">
            <text:p>2058778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810" calcext:value-type="float">
            <text:p>2058781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7836" calcext:value-type="float">
            <text:p>2058783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056" calcext:value-type="float">
            <text:p>5099605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083" calcext:value-type="float">
            <text:p>5099608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110" calcext:value-type="float">
            <text:p>5099611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137" calcext:value-type="float">
            <text:p>5099613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395" calcext:value-type="float">
            <text:p>53582395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422" calcext:value-type="float">
            <text:p>53582422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449" calcext:value-type="float">
            <text:p>53582449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476" calcext:value-type="float">
            <text:p>5358247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094" calcext:value-type="float">
            <text:p>50999094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121" calcext:value-type="float">
            <text:p>50999121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148" calcext:value-type="float">
            <text:p>50999148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175" calcext:value-type="float">
            <text:p>50999175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246" calcext:value-type="float">
            <text:p>50999246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273" calcext:value-type="float">
            <text:p>50999273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300" calcext:value-type="float">
            <text:p>50999300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9327" calcext:value-type="float">
            <text:p>50999327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535" calcext:value-type="float">
            <text:p>50994535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562" calcext:value-type="float">
            <text:p>50994562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589" calcext:value-type="float">
            <text:p>50994589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616" calcext:value-type="float">
            <text:p>50994616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3">
          <table:table-cell office:value-type="float" office:value="22427840" calcext:value-type="float">
            <text:p>2242784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427864" calcext:value-type="float">
            <text:p>22427864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3">
          <table:table-cell office:value-type="float" office:value="22579730" calcext:value-type="float">
            <text:p>2257973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79754" calcext:value-type="float">
            <text:p>22579754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798" calcext:value-type="float">
            <text:p>30011798</text:p>
          </table:table-cell>
          <table:table-cell table:style-name="ce8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824" calcext:value-type="float">
            <text:p>300118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011850" calcext:value-type="float">
            <text:p>3001185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30318067" calcext:value-type="float">
            <text:p>3031806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709" calcext:value-type="float">
            <text:p>5099670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736" calcext:value-type="float">
            <text:p>5099673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053" calcext:value-type="float">
            <text:p>5104905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1049080" calcext:value-type="float">
            <text:p>510490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1049107" calcext:value-type="float">
            <text:p>5104910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1049134" calcext:value-type="float">
            <text:p>5104913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4236" calcext:value-type="float">
            <text:p>2261423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4266" calcext:value-type="float">
            <text:p>2261426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4706" calcext:value-type="float">
            <text:p>5099470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733" calcext:value-type="float">
            <text:p>5099473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760" calcext:value-type="float">
            <text:p>5099476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787" calcext:value-type="float">
            <text:p>5099478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814" calcext:value-type="float">
            <text:p>5099481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841" calcext:value-type="float">
            <text:p>5099484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868" calcext:value-type="float">
            <text:p>5099486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895" calcext:value-type="float">
            <text:p>5099489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724" calcext:value-type="float">
            <text:p>535867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751" calcext:value-type="float">
            <text:p>5358675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778" calcext:value-type="float">
            <text:p>5358677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6805" calcext:value-type="float">
            <text:p>5358680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4499" calcext:value-type="float">
            <text:p>2261449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22614522" calcext:value-type="float">
            <text:p>2261452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4545" calcext:value-type="float">
            <text:p>2261454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22614568" calcext:value-type="float">
            <text:p>2261456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1049249" calcext:value-type="float">
            <text:p>5104924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1049276" calcext:value-type="float">
            <text:p>5104927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8660" calcext:value-type="float">
            <text:p>2405866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8686" calcext:value-type="float">
            <text:p>2405868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8712" calcext:value-type="float">
            <text:p>2405871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8738" calcext:value-type="float">
            <text:p>2405873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918" calcext:value-type="float">
            <text:p>226139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944" calcext:value-type="float">
            <text:p>2261394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970" calcext:value-type="float">
            <text:p>2261397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996" calcext:value-type="float">
            <text:p>2261399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804" calcext:value-type="float">
            <text:p>5358080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0831" calcext:value-type="float">
            <text:p>5358083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0858" calcext:value-type="float">
            <text:p>5358085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0885" calcext:value-type="float">
            <text:p>5358088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612" calcext:value-type="float">
            <text:p>2058761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7638" calcext:value-type="float">
            <text:p>2058763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664" calcext:value-type="float">
            <text:p>2058766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7690" calcext:value-type="float">
            <text:p>2058769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380" calcext:value-type="float">
            <text:p>240653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407" calcext:value-type="float">
            <text:p>2406540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434" calcext:value-type="float">
            <text:p>2406543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461" calcext:value-type="float">
            <text:p>2406546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237" calcext:value-type="float">
            <text:p>5358123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264" calcext:value-type="float">
            <text:p>5358126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094" calcext:value-type="float">
            <text:p>2267009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124" calcext:value-type="float">
            <text:p>226701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147" calcext:value-type="float">
            <text:p>22670147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70177" calcext:value-type="float">
            <text:p>2267017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616" calcext:value-type="float">
            <text:p>50993616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643" calcext:value-type="float">
            <text:p>50993643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670" calcext:value-type="float">
            <text:p>50993670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3697" calcext:value-type="float">
            <text:p>50993697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148" calcext:value-type="float">
            <text:p>20587148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174" calcext:value-type="float">
            <text:p>20587174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200" calcext:value-type="float">
            <text:p>20587200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226" calcext:value-type="float">
            <text:p>20587226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492" calcext:value-type="float">
            <text:p>2258049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520" calcext:value-type="float">
            <text:p>2258052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548" calcext:value-type="float">
            <text:p>2258054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576" calcext:value-type="float">
            <text:p>2258057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79847" calcext:value-type="float">
            <text:p>2257984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79870" calcext:value-type="float">
            <text:p>2257987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79893" calcext:value-type="float">
            <text:p>2257989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79916" calcext:value-type="float">
            <text:p>2257991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656" calcext:value-type="float">
            <text:p>5358265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2683" calcext:value-type="float">
            <text:p>5358268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2710" calcext:value-type="float">
            <text:p>5358271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3582737" calcext:value-type="float">
            <text:p>5358273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764" calcext:value-type="float">
            <text:p>5358276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47" office:value-type="float" office:value="53582791" calcext:value-type="float">
            <text:p>5358279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818" calcext:value-type="float">
            <text:p>535828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0978" calcext:value-type="float">
            <text:p>2267097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1003" calcext:value-type="float">
            <text:p>2267100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304" calcext:value-type="float">
            <text:p>5358230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2331" calcext:value-type="float">
            <text:p>5358233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6908" calcext:value-type="float">
            <text:p>2058690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6934" calcext:value-type="float">
            <text:p>2058693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/>
          <table:table-cell table:style-name="ce15" table:number-columns-repeated="1002"/>
        </table:table-row>
        <table:table-row table:style-name="ro2">
          <table:table-cell office:value-type="float" office:value="20586986" calcext:value-type="float">
            <text:p>2058698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6960" calcext:value-type="float">
            <text:p>2058696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7663" calcext:value-type="float">
            <text:p>5358766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7690" calcext:value-type="float">
            <text:p>5358769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717" calcext:value-type="float">
            <text:p>5358771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7744" calcext:value-type="float">
            <text:p>5358774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981" calcext:value-type="float">
            <text:p>5099898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9008" calcext:value-type="float">
            <text:p>5099900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6869" calcext:value-type="float">
            <text:p>5358686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6896" calcext:value-type="float">
            <text:p>5358689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54997" calcext:value-type="float">
            <text:p>2405499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024" calcext:value-type="float">
            <text:p>240550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051" calcext:value-type="float">
            <text:p>2405505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078" calcext:value-type="float">
            <text:p>2405507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054" calcext:value-type="float">
            <text:p>2058705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080" calcext:value-type="float">
            <text:p>205870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251" calcext:value-type="float">
            <text:p>2406525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65270" calcext:value-type="float">
            <text:p>2406527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65289" calcext:value-type="float">
            <text:p>24065289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4065308" calcext:value-type="float">
            <text:p>2406530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322" calcext:value-type="float">
            <text:p>5099832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349" calcext:value-type="float">
            <text:p>5099834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325" calcext:value-type="float">
            <text:p>50996325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352" calcext:value-type="float">
            <text:p>5099635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6379" calcext:value-type="float">
            <text:p>50996379</text:p>
          </table:table-cell>
          <table:table-cell table:style-name="ce51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6406" calcext:value-type="float">
            <text:p>5099640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7597" calcext:value-type="float">
            <text:p>5099759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624" calcext:value-type="float">
            <text:p>509976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651" calcext:value-type="float">
            <text:p>5099765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7678" calcext:value-type="float">
            <text:p>5099767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5872" calcext:value-type="float">
            <text:p>509958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5899" calcext:value-type="float">
            <text:p>5099589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654" calcext:value-type="float">
            <text:p>2258065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680" calcext:value-type="float">
            <text:p>2258068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706" calcext:value-type="float">
            <text:p>2258070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732" calcext:value-type="float">
            <text:p>2258073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5963" calcext:value-type="float">
            <text:p>5099596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5990" calcext:value-type="float">
            <text:p>5099599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654" calcext:value-type="float">
            <text:p>2058865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8680" calcext:value-type="float">
            <text:p>2058868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4110" calcext:value-type="float">
            <text:p>5099411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137" calcext:value-type="float">
            <text:p>5099413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164" calcext:value-type="float">
            <text:p>5099416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191" calcext:value-type="float">
            <text:p>5099419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273" calcext:value-type="float">
            <text:p>5099427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4300" calcext:value-type="float">
            <text:p>50994300</text:p>
          </table:table-cell>
          <table:table-cell table:style-name="ce50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327" calcext:value-type="float">
            <text:p>5099432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354" calcext:value-type="float">
            <text:p>5099435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0994381" calcext:value-type="float">
            <text:p>5099438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4408" calcext:value-type="float">
            <text:p>5099440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1124" calcext:value-type="float">
            <text:p>5358112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151" calcext:value-type="float">
            <text:p>5358115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0587902" calcext:value-type="float">
            <text:p>205879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0587928" calcext:value-type="float">
            <text:p>2058792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3580979" calcext:value-type="float">
            <text:p>5358097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006" calcext:value-type="float">
            <text:p>5358100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033" calcext:value-type="float">
            <text:p>53581033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3581060" calcext:value-type="float">
            <text:p>5358106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580" calcext:value-type="float">
            <text:p>50998580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607" calcext:value-type="float">
            <text:p>50998607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634" calcext:value-type="float">
            <text:p>50998634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50998661" calcext:value-type="float">
            <text:p>50998661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449" calcext:value-type="float">
            <text:p>2267844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472" calcext:value-type="float">
            <text:p>2267847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495" calcext:value-type="float">
            <text:p>2267849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78518" calcext:value-type="float">
            <text:p>2267851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015" calcext:value-type="float">
            <text:p>2258001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038" calcext:value-type="float">
            <text:p>2258003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580068" calcext:value-type="float">
            <text:p>2258006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580098" calcext:value-type="float">
            <text:p>2258009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3770" calcext:value-type="float">
            <text:p>2261377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3796" calcext:value-type="float">
            <text:p>2261379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2613822" calcext:value-type="float">
            <text:p>2261382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2613848" calcext:value-type="float">
            <text:p>22613848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725" calcext:value-type="float">
            <text:p>24055725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752" calcext:value-type="float">
            <text:p>24055752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779" calcext:value-type="float">
            <text:p>24055779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office:value-type="float" office:value="24055806" calcext:value-type="float">
            <text:p>24055806</text:p>
          </table:table-cell>
          <table:table-cell table:style-name="ce49" office:value-type="string" calcext:value-type="string">
            <text:p>0</text:p>
          </table:table-cell>
          <table:table-cell table:number-columns-repeated="1007"/>
        </table:table-row>
        <table:table-row table:style-name="ro2">
          <table:table-cell table:number-columns-repeated="1009"/>
        </table:table-row>
        <table:table-row table:style-name="ro2">
          <table:table-cell/>
          <table:table-cell table:style-name="ce11"/>
          <table:table-cell table:number-columns-repeated="1007"/>
        </table:table-row>
        <table:table-row table:style-name="ro2" table:number-rows-repeated="1048162">
          <table:table-cell table:number-columns-repeated="1009"/>
        </table:table-row>
        <table:table-row table:style-name="ro2">
          <table:table-cell table:number-columns-repeated="1009"/>
        </table:table-row>
        <calcext:conditional-formats>
          <calcext:conditional-format calcext:target-range-address="Sheet1.B233:Sheet1.B249 Sheet1.B110:Sheet1.B112 Sheet1.B161:Sheet1.B164 Sheet1.B229:Sheet1.B231">
            <calcext:condition calcext:apply-style-name="Excel_CondFormat_1_1_1" calcext:value="formula-is(NOT(ISERROR(SEARCH(&quot; &quot;;#REF!))))" calcext:base-cell-address="Sheet1.B110"/>
            <calcext:condition calcext:apply-style-name="Excel_CondFormat_1_1_2" calcext:value="formula-is(NOT(ISERROR(SEARCH(&quot;Yes&quot;;#REF!))))" calcext:base-cell-address="Sheet1.B110"/>
            <calcext:condition calcext:apply-style-name="Excel_CondFormat_1_1_3" calcext:value="formula-is(NOT(ISERROR(SEARCH(&quot;Yes&quot;;#REF!))))" calcext:base-cell-address="Sheet1.B110"/>
          </calcext:conditional-format>
        </calcext:conditional-formats>
      </table:table>
      <table:table table:name="Sheet2" table:style-name="ta2">
        <table:table-column table:style-name="co4" table:default-cell-style-name="ce61"/>
        <table:table-column table:style-name="co5" table:default-cell-style-name="ce61"/>
        <table:table-column table:style-name="co6" table:default-cell-style-name="ce65"/>
        <table:table-column table:style-name="co7" table:default-cell-style-name="Default"/>
        <table:table-column table:style-name="co6" table:default-cell-style-name="ce65"/>
        <table:table-column table:style-name="co7" table:number-columns-repeated="59" table:default-cell-style-name="Default"/>
        <table:table-row table:style-name="ro2">
          <table:table-cell table:style-name="ce60" office:value-type="string" calcext:value-type="string">
            <text:p>Patient ID</text:p>
          </table:table-cell>
          <table:table-cell table:style-name="ce60" office:value-type="string" calcext:value-type="string">
            <text:p>Patient age</text:p>
          </table:table-cell>
          <table:table-cell table:style-name="ce64" office:value-type="string" calcext:value-type="string">
            <text:p>Acquisition date</text:p>
          </table:table-cell>
          <table:table-cell table:style-name="ce67" office:value-type="string" calcext:value-type="string">
            <text:p>Bi-Rads</text:p>
          </table:table-cell>
          <table:table-cell table:style-name="ce64" office:value-type="string" calcext:value-type="string">
            <text:p>DG</text:p>
          </table:table-cell>
          <table:table-cell table:number-columns-repeated="59"/>
        </table:table-row>
        <table:table-row table:style-name="ro2">
          <table:table-cell office:value-type="float" office:value="10455721" calcext:value-type="float">
            <text:p>10455721</text:p>
          </table:table-cell>
          <table:table-cell office:value-type="float" office:value="68" calcext:value-type="float">
            <text:p>68</text:p>
          </table:table-cell>
          <table:table-cell office:value-type="float" office:value="20090826" calcext:value-type="float">
            <text:p>20090826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455721" calcext:value-type="float">
            <text:p>10455721</text:p>
          </table:table-cell>
          <table:table-cell office:value-type="float" office:value="68" calcext:value-type="float">
            <text:p>68</text:p>
          </table:table-cell>
          <table:table-cell office:value-type="float" office:value="20090826" calcext:value-type="float">
            <text:p>2009082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455721" calcext:value-type="float">
            <text:p>10455721</text:p>
          </table:table-cell>
          <table:table-cell office:value-type="float" office:value="68" calcext:value-type="float">
            <text:p>68</text:p>
          </table:table-cell>
          <table:table-cell office:value-type="float" office:value="20090826" calcext:value-type="float">
            <text:p>200908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55721" calcext:value-type="float">
            <text:p>10455721</text:p>
          </table:table-cell>
          <table:table-cell office:value-type="float" office:value="68" calcext:value-type="float">
            <text:p>68</text:p>
          </table:table-cell>
          <table:table-cell office:value-type="float" office:value="20090826" calcext:value-type="float">
            <text:p>2009082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904633" calcext:value-type="float">
            <text:p>10904633</text:p>
          </table:table-cell>
          <table:table-cell office:value-type="float" office:value="64" calcext:value-type="float">
            <text:p>64</text:p>
          </table:table-cell>
          <table:table-cell office:value-type="float" office:value="20090825" calcext:value-type="float">
            <text:p>20090825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CDIS</text:p>
          </table:table-cell>
          <table:table-cell table:number-columns-repeated="59"/>
        </table:table-row>
        <table:table-row table:style-name="ro2">
          <table:table-cell office:value-type="float" office:value="10904633" calcext:value-type="float">
            <text:p>10904633</text:p>
          </table:table-cell>
          <table:table-cell office:value-type="float" office:value="64" calcext:value-type="float">
            <text:p>64</text:p>
          </table:table-cell>
          <table:table-cell office:value-type="float" office:value="20090825" calcext:value-type="float">
            <text:p>20090825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223500" calcext:value-type="float">
            <text:p>11223500</text:p>
          </table:table-cell>
          <table:table-cell office:value-type="float" office:value="64" calcext:value-type="float">
            <text:p>64</text:p>
          </table:table-cell>
          <table:table-cell office:value-type="float" office:value="20090525" calcext:value-type="float">
            <text:p>200905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23500" calcext:value-type="float">
            <text:p>11223500</text:p>
          </table:table-cell>
          <table:table-cell office:value-type="float" office:value="64" calcext:value-type="float">
            <text:p>64</text:p>
          </table:table-cell>
          <table:table-cell office:value-type="float" office:value="20090525" calcext:value-type="float">
            <text:p>200905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23500" calcext:value-type="float">
            <text:p>11223500</text:p>
          </table:table-cell>
          <table:table-cell office:value-type="float" office:value="64" calcext:value-type="float">
            <text:p>64</text:p>
          </table:table-cell>
          <table:table-cell office:value-type="float" office:value="20090525" calcext:value-type="float">
            <text:p>200905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23500" calcext:value-type="float">
            <text:p>11223500</text:p>
          </table:table-cell>
          <table:table-cell office:value-type="float" office:value="64" calcext:value-type="float">
            <text:p>64</text:p>
          </table:table-cell>
          <table:table-cell office:value-type="float" office:value="20090525" calcext:value-type="float">
            <text:p>200905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62380" calcext:value-type="float">
            <text:p>10462380</text:p>
          </table:table-cell>
          <table:table-cell office:value-type="float" office:value="84" calcext:value-type="float">
            <text:p>84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62380" calcext:value-type="float">
            <text:p>10462380</text:p>
          </table:table-cell>
          <table:table-cell office:value-type="float" office:value="84" calcext:value-type="float">
            <text:p>84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62380" calcext:value-type="float">
            <text:p>10462380</text:p>
          </table:table-cell>
          <table:table-cell office:value-type="float" office:value="84" calcext:value-type="float">
            <text:p>84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62380" calcext:value-type="float">
            <text:p>10462380</text:p>
          </table:table-cell>
          <table:table-cell office:value-type="float" office:value="84" calcext:value-type="float">
            <text:p>84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72099" calcext:value-type="float">
            <text:p>10772099</text:p>
          </table:table-cell>
          <table:table-cell office:value-type="float" office:value="31" calcext:value-type="float">
            <text:p>31</text:p>
          </table:table-cell>
          <table:table-cell office:value-type="float" office:value="20090911" calcext:value-type="float">
            <text:p>200909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72099" calcext:value-type="float">
            <text:p>10772099</text:p>
          </table:table-cell>
          <table:table-cell office:value-type="float" office:value="31" calcext:value-type="float">
            <text:p>31</text:p>
          </table:table-cell>
          <table:table-cell office:value-type="float" office:value="20090911" calcext:value-type="float">
            <text:p>200909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72099" calcext:value-type="float">
            <text:p>10772099</text:p>
          </table:table-cell>
          <table:table-cell office:value-type="float" office:value="31" calcext:value-type="float">
            <text:p>31</text:p>
          </table:table-cell>
          <table:table-cell office:value-type="float" office:value="20090911" calcext:value-type="float">
            <text:p>200909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72099" calcext:value-type="float">
            <text:p>10772099</text:p>
          </table:table-cell>
          <table:table-cell office:value-type="float" office:value="31" calcext:value-type="float">
            <text:p>31</text:p>
          </table:table-cell>
          <table:table-cell office:value-type="float" office:value="20090911" calcext:value-type="float">
            <text:p>200909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026765" calcext:value-type="float">
            <text:p>10026765</text:p>
          </table:table-cell>
          <table:table-cell office:value-type="float" office:value="61" calcext:value-type="float">
            <text:p>61</text:p>
          </table:table-cell>
          <table:table-cell office:value-type="float" office:value="20090901" calcext:value-type="float">
            <text:p>200909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026765" calcext:value-type="float">
            <text:p>10026765</text:p>
          </table:table-cell>
          <table:table-cell office:value-type="float" office:value="61" calcext:value-type="float">
            <text:p>61</text:p>
          </table:table-cell>
          <table:table-cell office:value-type="float" office:value="20090901" calcext:value-type="float">
            <text:p>2009090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026765" calcext:value-type="float">
            <text:p>10026765</text:p>
          </table:table-cell>
          <table:table-cell office:value-type="float" office:value="61" calcext:value-type="float">
            <text:p>61</text:p>
          </table:table-cell>
          <table:table-cell office:value-type="float" office:value="20090901" calcext:value-type="float">
            <text:p>20090901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026765" calcext:value-type="float">
            <text:p>10026765</text:p>
          </table:table-cell>
          <table:table-cell office:value-type="float" office:value="61" calcext:value-type="float">
            <text:p>61</text:p>
          </table:table-cell>
          <table:table-cell office:value-type="float" office:value="20090901" calcext:value-type="float">
            <text:p>2009090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11240" calcext:value-type="float">
            <text:p>11011240</text:p>
          </table:table-cell>
          <table:table-cell office:value-type="float" office:value="48" calcext:value-type="float">
            <text:p>48</text:p>
          </table:table-cell>
          <table:table-cell office:value-type="float" office:value="20090902" calcext:value-type="float">
            <text:p>2009090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Fibroadenoma</text:p>
          </table:table-cell>
          <table:table-cell table:number-columns-repeated="59"/>
        </table:table-row>
        <table:table-row table:style-name="ro2">
          <table:table-cell office:value-type="float" office:value="11011240" calcext:value-type="float">
            <text:p>11011240</text:p>
          </table:table-cell>
          <table:table-cell office:value-type="float" office:value="48" calcext:value-type="float">
            <text:p>48</text:p>
          </table:table-cell>
          <table:table-cell office:value-type="float" office:value="20090902" calcext:value-type="float">
            <text:p>2009090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011240" calcext:value-type="float">
            <text:p>11011240</text:p>
          </table:table-cell>
          <table:table-cell office:value-type="float" office:value="48" calcext:value-type="float">
            <text:p>48</text:p>
          </table:table-cell>
          <table:table-cell office:value-type="float" office:value="20090902" calcext:value-type="float">
            <text:p>2009090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011240" calcext:value-type="float">
            <text:p>11011240</text:p>
          </table:table-cell>
          <table:table-cell office:value-type="float" office:value="48" calcext:value-type="float">
            <text:p>48</text:p>
          </table:table-cell>
          <table:table-cell office:value-type="float" office:value="20090902" calcext:value-type="float">
            <text:p>2009090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543166" calcext:value-type="float">
            <text:p>11543166</text:p>
          </table:table-cell>
          <table:table-cell office:value-type="float" office:value="35" calcext:value-type="float">
            <text:p>35</text:p>
          </table:table-cell>
          <table:table-cell office:value-type="float" office:value="20090713" calcext:value-type="float">
            <text:p>20090713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Tumor filoide</text:p>
          </table:table-cell>
          <table:table-cell table:number-columns-repeated="59"/>
        </table:table-row>
        <table:table-row table:style-name="ro2">
          <table:table-cell office:value-type="float" office:value="11543166" calcext:value-type="float">
            <text:p>11543166</text:p>
          </table:table-cell>
          <table:table-cell office:value-type="float" office:value="35" calcext:value-type="float">
            <text:p>35</text:p>
          </table:table-cell>
          <table:table-cell office:value-type="float" office:value="20090713" calcext:value-type="float">
            <text:p>20090713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256762" calcext:value-type="float">
            <text:p>10256762</text:p>
          </table:table-cell>
          <table:table-cell office:value-type="float" office:value="64" calcext:value-type="float">
            <text:p>64</text:p>
          </table:table-cell>
          <table:table-cell office:value-type="float" office:value="20090915" calcext:value-type="float">
            <text:p>20090915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256762" calcext:value-type="float">
            <text:p>10256762</text:p>
          </table:table-cell>
          <table:table-cell office:value-type="float" office:value="64" calcext:value-type="float">
            <text:p>64</text:p>
          </table:table-cell>
          <table:table-cell office:value-type="float" office:value="20090915" calcext:value-type="float">
            <text:p>2009091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56762" calcext:value-type="float">
            <text:p>10256762</text:p>
          </table:table-cell>
          <table:table-cell office:value-type="float" office:value="64" calcext:value-type="float">
            <text:p>64</text:p>
          </table:table-cell>
          <table:table-cell office:value-type="float" office:value="20090915" calcext:value-type="float">
            <text:p>20090915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0256762" calcext:value-type="float">
            <text:p>10256762</text:p>
          </table:table-cell>
          <table:table-cell office:value-type="float" office:value="64" calcext:value-type="float">
            <text:p>64</text:p>
          </table:table-cell>
          <table:table-cell office:value-type="float" office:value="20090915" calcext:value-type="float">
            <text:p>2009091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32830" calcext:value-type="float">
            <text:p>10432830</text:p>
          </table:table-cell>
          <table:table-cell office:value-type="float" office:value="39" calcext:value-type="float">
            <text:p>39</text:p>
          </table:table-cell>
          <table:table-cell office:value-type="float" office:value="20090714" calcext:value-type="float">
            <text:p>20090714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432830" calcext:value-type="float">
            <text:p>10432830</text:p>
          </table:table-cell>
          <table:table-cell office:value-type="float" office:value="39" calcext:value-type="float">
            <text:p>39</text:p>
          </table:table-cell>
          <table:table-cell office:value-type="float" office:value="20090714" calcext:value-type="float">
            <text:p>2009071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432830" calcext:value-type="float">
            <text:p>10432830</text:p>
          </table:table-cell>
          <table:table-cell office:value-type="float" office:value="39" calcext:value-type="float">
            <text:p>39</text:p>
          </table:table-cell>
          <table:table-cell office:value-type="float" office:value="20090714" calcext:value-type="float">
            <text:p>20090714</text:p>
          </table:table-cell>
          <table:table-cell table:style-name="ce50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432830" calcext:value-type="float">
            <text:p>10432830</text:p>
          </table:table-cell>
          <table:table-cell office:value-type="float" office:value="39" calcext:value-type="float">
            <text:p>39</text:p>
          </table:table-cell>
          <table:table-cell office:value-type="float" office:value="20090714" calcext:value-type="float">
            <text:p>20090714</text:p>
          </table:table-cell>
          <table:table-cell table:style-name="ce50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954443" calcext:value-type="float">
            <text:p>10954443</text:p>
          </table:table-cell>
          <table:table-cell office:value-type="float" office:value="29" calcext:value-type="float">
            <text:p>29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nigno</text:p>
          </table:table-cell>
          <table:table-cell table:number-columns-repeated="59"/>
        </table:table-row>
        <table:table-row table:style-name="ro2">
          <table:table-cell office:value-type="float" office:value="10954443" calcext:value-type="float">
            <text:p>10954443</text:p>
          </table:table-cell>
          <table:table-cell office:value-type="float" office:value="29" calcext:value-type="float">
            <text:p>29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62" office:value-type="float" office:value="11042772" calcext:value-type="float">
            <text:p>11042772</text:p>
          </table:table-cell>
          <table:table-cell table:style-name="ce62" office:value-type="float" office:value="45" calcext:value-type="float">
            <text:p>45</text:p>
          </table:table-cell>
          <table:table-cell table:style-name="ce47" office:value-type="float" office:value="20090618" calcext:value-type="float">
            <text:p>20090618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042772" calcext:value-type="float">
            <text:p>11042772</text:p>
          </table:table-cell>
          <table:table-cell office:value-type="float" office:value="45" calcext:value-type="float">
            <text:p>45</text:p>
          </table:table-cell>
          <table:table-cell office:value-type="float" office:value="20090618" calcext:value-type="float">
            <text:p>200906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42772" calcext:value-type="float">
            <text:p>11042772</text:p>
          </table:table-cell>
          <table:table-cell office:value-type="float" office:value="45" calcext:value-type="float">
            <text:p>45</text:p>
          </table:table-cell>
          <table:table-cell office:value-type="float" office:value="20090618" calcext:value-type="float">
            <text:p>20090618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042772" calcext:value-type="float">
            <text:p>11042772</text:p>
          </table:table-cell>
          <table:table-cell office:value-type="float" office:value="45" calcext:value-type="float">
            <text:p>45</text:p>
          </table:table-cell>
          <table:table-cell office:value-type="float" office:value="20090618" calcext:value-type="float">
            <text:p>200906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347791" calcext:value-type="float">
            <text:p>10347791</text:p>
          </table:table-cell>
          <table:table-cell office:value-type="float" office:value="27" calcext:value-type="float">
            <text:p>27</text:p>
          </table:table-cell>
          <table:table-cell office:value-type="float" office:value="20090427" calcext:value-type="float">
            <text:p>20090427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Benigno</text:p>
          </table:table-cell>
          <table:table-cell table:number-columns-repeated="59"/>
        </table:table-row>
        <table:table-row table:style-name="ro2">
          <table:table-cell office:value-type="float" office:value="10347791" calcext:value-type="float">
            <text:p>10347791</text:p>
          </table:table-cell>
          <table:table-cell office:value-type="float" office:value="27" calcext:value-type="float">
            <text:p>27</text:p>
          </table:table-cell>
          <table:table-cell office:value-type="float" office:value="20090427" calcext:value-type="float">
            <text:p>20090427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912925" calcext:value-type="float">
            <text:p>10912925</text:p>
          </table:table-cell>
          <table:table-cell office:value-type="float" office:value="60" calcext:value-type="float">
            <text:p>60</text:p>
          </table:table-cell>
          <table:table-cell office:value-type="float" office:value="20100419" calcext:value-type="float">
            <text:p>20100419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912925" calcext:value-type="float">
            <text:p>10912925</text:p>
          </table:table-cell>
          <table:table-cell office:value-type="float" office:value="60" calcext:value-type="float">
            <text:p>60</text:p>
          </table:table-cell>
          <table:table-cell office:value-type="float" office:value="20100419" calcext:value-type="float">
            <text:p>20100419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912925" calcext:value-type="float">
            <text:p>10912925</text:p>
          </table:table-cell>
          <table:table-cell office:value-type="float" office:value="60" calcext:value-type="float">
            <text:p>60</text:p>
          </table:table-cell>
          <table:table-cell office:value-type="float" office:value="20100419" calcext:value-type="float">
            <text:p>20100419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12925" calcext:value-type="float">
            <text:p>10912925</text:p>
          </table:table-cell>
          <table:table-cell office:value-type="float" office:value="60" calcext:value-type="float">
            <text:p>60</text:p>
          </table:table-cell>
          <table:table-cell office:value-type="float" office:value="20100419" calcext:value-type="float">
            <text:p>20100419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038264" calcext:value-type="float">
            <text:p>10038264</text:p>
          </table:table-cell>
          <table:table-cell office:value-type="float" office:value="48" calcext:value-type="float">
            <text:p>48</text:p>
          </table:table-cell>
          <table:table-cell office:value-type="float" office:value="20100415" calcext:value-type="float">
            <text:p>20100415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038264" calcext:value-type="float">
            <text:p>10038264</text:p>
          </table:table-cell>
          <table:table-cell office:value-type="float" office:value="48" calcext:value-type="float">
            <text:p>48</text:p>
          </table:table-cell>
          <table:table-cell office:value-type="float" office:value="20100415" calcext:value-type="float">
            <text:p>201004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038264" calcext:value-type="float">
            <text:p>10038264</text:p>
          </table:table-cell>
          <table:table-cell office:value-type="float" office:value="48" calcext:value-type="float">
            <text:p>48</text:p>
          </table:table-cell>
          <table:table-cell office:value-type="float" office:value="20100415" calcext:value-type="float">
            <text:p>20100415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038264" calcext:value-type="float">
            <text:p>10038264</text:p>
          </table:table-cell>
          <table:table-cell office:value-type="float" office:value="48" calcext:value-type="float">
            <text:p>48</text:p>
          </table:table-cell>
          <table:table-cell office:value-type="float" office:value="20100415" calcext:value-type="float">
            <text:p>201004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66345" calcext:value-type="float">
            <text:p>11366345</text:p>
          </table:table-cell>
          <table:table-cell office:value-type="float" office:value="59" calcext:value-type="float">
            <text:p>59</text:p>
          </table:table-cell>
          <table:table-cell office:value-type="float" office:value="20100330" calcext:value-type="float">
            <text:p>20100330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IS</text:p>
          </table:table-cell>
          <table:table-cell table:number-columns-repeated="59"/>
        </table:table-row>
        <table:table-row table:style-name="ro2">
          <table:table-cell office:value-type="float" office:value="11366345" calcext:value-type="float">
            <text:p>11366345</text:p>
          </table:table-cell>
          <table:table-cell office:value-type="float" office:value="59" calcext:value-type="float">
            <text:p>59</text:p>
          </table:table-cell>
          <table:table-cell office:value-type="float" office:value="20100330" calcext:value-type="float">
            <text:p>20100330</text:p>
          </table:table-cell>
          <table:table-cell table:style-name="ce51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366345" calcext:value-type="float">
            <text:p>11366345</text:p>
          </table:table-cell>
          <table:table-cell office:value-type="float" office:value="59" calcext:value-type="float">
            <text:p>59</text:p>
          </table:table-cell>
          <table:table-cell office:value-type="float" office:value="20100330" calcext:value-type="float">
            <text:p>2010033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66345" calcext:value-type="float">
            <text:p>11366345</text:p>
          </table:table-cell>
          <table:table-cell office:value-type="float" office:value="59" calcext:value-type="float">
            <text:p>59</text:p>
          </table:table-cell>
          <table:table-cell office:value-type="float" office:value="20100330" calcext:value-type="float">
            <text:p>20100330</text:p>
          </table:table-cell>
          <table:table-cell table:style-name="ce51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0036412" calcext:value-type="float">
            <text:p>10036412</text:p>
          </table:table-cell>
          <table:table-cell office:value-type="float" office:value="78" calcext:value-type="float">
            <text:p>78</text:p>
          </table:table-cell>
          <table:table-cell office:value-type="float" office:value="20100420" calcext:value-type="float">
            <text:p>20100420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036412" calcext:value-type="float">
            <text:p>10036412</text:p>
          </table:table-cell>
          <table:table-cell office:value-type="float" office:value="78" calcext:value-type="float">
            <text:p>78</text:p>
          </table:table-cell>
          <table:table-cell office:value-type="float" office:value="20100420" calcext:value-type="float">
            <text:p>2010042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036412" calcext:value-type="float">
            <text:p>10036412</text:p>
          </table:table-cell>
          <table:table-cell office:value-type="float" office:value="78" calcext:value-type="float">
            <text:p>78</text:p>
          </table:table-cell>
          <table:table-cell office:value-type="float" office:value="20100420" calcext:value-type="float">
            <text:p>2010042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036412" calcext:value-type="float">
            <text:p>10036412</text:p>
          </table:table-cell>
          <table:table-cell office:value-type="float" office:value="78" calcext:value-type="float">
            <text:p>78</text:p>
          </table:table-cell>
          <table:table-cell office:value-type="float" office:value="20100420" calcext:value-type="float">
            <text:p>2010042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151138" calcext:value-type="float">
            <text:p>11151138</text:p>
          </table:table-cell>
          <table:table-cell office:value-type="float" office:value="63" calcext:value-type="float">
            <text:p>63</text:p>
          </table:table-cell>
          <table:table-cell office:value-type="float" office:value="20100318" calcext:value-type="float">
            <text:p>2010031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151138" calcext:value-type="float">
            <text:p>11151138</text:p>
          </table:table-cell>
          <table:table-cell office:value-type="float" office:value="63" calcext:value-type="float">
            <text:p>63</text:p>
          </table:table-cell>
          <table:table-cell office:value-type="float" office:value="20100318" calcext:value-type="float">
            <text:p>20100318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51138" calcext:value-type="float">
            <text:p>11151138</text:p>
          </table:table-cell>
          <table:table-cell office:value-type="float" office:value="63" calcext:value-type="float">
            <text:p>63</text:p>
          </table:table-cell>
          <table:table-cell office:value-type="float" office:value="20100318" calcext:value-type="float">
            <text:p>2010031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151138" calcext:value-type="float">
            <text:p>11151138</text:p>
          </table:table-cell>
          <table:table-cell office:value-type="float" office:value="63" calcext:value-type="float">
            <text:p>63</text:p>
          </table:table-cell>
          <table:table-cell office:value-type="float" office:value="20100318" calcext:value-type="float">
            <text:p>20100318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146439" calcext:value-type="float">
            <text:p>10146439</text:p>
          </table:table-cell>
          <table:table-cell office:value-type="float" office:value="55" calcext:value-type="float">
            <text:p>55</text:p>
          </table:table-cell>
          <table:table-cell office:value-type="float" office:value="20090310" calcext:value-type="float">
            <text:p>2009031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46439" calcext:value-type="float">
            <text:p>10146439</text:p>
          </table:table-cell>
          <table:table-cell office:value-type="float" office:value="55" calcext:value-type="float">
            <text:p>55</text:p>
          </table:table-cell>
          <table:table-cell office:value-type="float" office:value="20090310" calcext:value-type="float">
            <text:p>2009031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46439" calcext:value-type="float">
            <text:p>10146439</text:p>
          </table:table-cell>
          <table:table-cell office:value-type="float" office:value="55" calcext:value-type="float">
            <text:p>55</text:p>
          </table:table-cell>
          <table:table-cell office:value-type="float" office:value="20090310" calcext:value-type="float">
            <text:p>2009031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46439" calcext:value-type="float">
            <text:p>10146439</text:p>
          </table:table-cell>
          <table:table-cell office:value-type="float" office:value="55" calcext:value-type="float">
            <text:p>55</text:p>
          </table:table-cell>
          <table:table-cell office:value-type="float" office:value="20090310" calcext:value-type="float">
            <text:p>2009031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18152" calcext:value-type="float">
            <text:p>11518152</text:p>
          </table:table-cell>
          <table:table-cell office:value-type="float" office:value="47" calcext:value-type="float">
            <text:p>47</text:p>
          </table:table-cell>
          <table:table-cell office:value-type="float" office:value="20090921" calcext:value-type="float">
            <text:p>2009092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18152" calcext:value-type="float">
            <text:p>11518152</text:p>
          </table:table-cell>
          <table:table-cell office:value-type="float" office:value="47" calcext:value-type="float">
            <text:p>47</text:p>
          </table:table-cell>
          <table:table-cell office:value-type="float" office:value="20090921" calcext:value-type="float">
            <text:p>2009092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18152" calcext:value-type="float">
            <text:p>11518152</text:p>
          </table:table-cell>
          <table:table-cell office:value-type="float" office:value="47" calcext:value-type="float">
            <text:p>47</text:p>
          </table:table-cell>
          <table:table-cell office:value-type="float" office:value="20090921" calcext:value-type="float">
            <text:p>2009092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18152" calcext:value-type="float">
            <text:p>11518152</text:p>
          </table:table-cell>
          <table:table-cell office:value-type="float" office:value="47" calcext:value-type="float">
            <text:p>47</text:p>
          </table:table-cell>
          <table:table-cell office:value-type="float" office:value="20090921" calcext:value-type="float">
            <text:p>2009092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82861" calcext:value-type="float">
            <text:p>10182861</text:p>
          </table:table-cell>
          <table:table-cell office:value-type="float" office:value="72" calcext:value-type="float">
            <text:p>72</text:p>
          </table:table-cell>
          <table:table-cell office:value-type="float" office:value="20100302" calcext:value-type="float">
            <text:p>20100302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182861" calcext:value-type="float">
            <text:p>10182861</text:p>
          </table:table-cell>
          <table:table-cell office:value-type="float" office:value="72" calcext:value-type="float">
            <text:p>72</text:p>
          </table:table-cell>
          <table:table-cell office:value-type="float" office:value="20100302" calcext:value-type="float">
            <text:p>2010030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82861" calcext:value-type="float">
            <text:p>10182861</text:p>
          </table:table-cell>
          <table:table-cell office:value-type="float" office:value="72" calcext:value-type="float">
            <text:p>72</text:p>
          </table:table-cell>
          <table:table-cell office:value-type="float" office:value="20100302" calcext:value-type="float">
            <text:p>20100302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182861" calcext:value-type="float">
            <text:p>10182861</text:p>
          </table:table-cell>
          <table:table-cell office:value-type="float" office:value="72" calcext:value-type="float">
            <text:p>72</text:p>
          </table:table-cell>
          <table:table-cell office:value-type="float" office:value="20100302" calcext:value-type="float">
            <text:p>2010030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33572" calcext:value-type="float">
            <text:p>10933572</text:p>
          </table:table-cell>
          <table:table-cell office:value-type="float" office:value="78" calcext:value-type="float">
            <text:p>78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933572" calcext:value-type="float">
            <text:p>10933572</text:p>
          </table:table-cell>
          <table:table-cell office:value-type="float" office:value="78" calcext:value-type="float">
            <text:p>78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0933572" calcext:value-type="float">
            <text:p>10933572</text:p>
          </table:table-cell>
          <table:table-cell office:value-type="float" office:value="78" calcext:value-type="float">
            <text:p>78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33572" calcext:value-type="float">
            <text:p>10933572</text:p>
          </table:table-cell>
          <table:table-cell office:value-type="float" office:value="78" calcext:value-type="float">
            <text:p>78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0922869" calcext:value-type="float">
            <text:p>10922869</text:p>
          </table:table-cell>
          <table:table-cell office:value-type="float" office:value="73" calcext:value-type="float">
            <text:p>73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IS</text:p>
          </table:table-cell>
          <table:table-cell table:number-columns-repeated="59"/>
        </table:table-row>
        <table:table-row table:style-name="ro2">
          <table:table-cell office:value-type="float" office:value="10922869" calcext:value-type="float">
            <text:p>10922869</text:p>
          </table:table-cell>
          <table:table-cell office:value-type="float" office:value="73" calcext:value-type="float">
            <text:p>73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22869" calcext:value-type="float">
            <text:p>10922869</text:p>
          </table:table-cell>
          <table:table-cell office:value-type="float" office:value="73" calcext:value-type="float">
            <text:p>73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922869" calcext:value-type="float">
            <text:p>10922869</text:p>
          </table:table-cell>
          <table:table-cell office:value-type="float" office:value="73" calcext:value-type="float">
            <text:p>73</text:p>
          </table:table-cell>
          <table:table-cell office:value-type="float" office:value="20100225" calcext:value-type="float">
            <text:p>2010022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44361" calcext:value-type="float">
            <text:p>11244361</text:p>
          </table:table-cell>
          <table:table-cell office:value-type="float" office:value="61" calcext:value-type="float">
            <text:p>61</text:p>
          </table:table-cell>
          <table:table-cell office:value-type="float" office:value="20100204" calcext:value-type="float">
            <text:p>20100204</text:p>
          </table:table-cell>
          <table:table-cell table:style-name="ce51" office:value-type="string" calcext:value-type="string">
            <text:p>4a</text:p>
          </table:table-cell>
          <table:table-cell office:value-type="string" calcext:value-type="string">
            <text:p>Benigno</text:p>
          </table:table-cell>
          <table:table-cell table:number-columns-repeated="59"/>
        </table:table-row>
        <table:table-row table:style-name="ro2">
          <table:table-cell office:value-type="float" office:value="11244361" calcext:value-type="float">
            <text:p>11244361</text:p>
          </table:table-cell>
          <table:table-cell office:value-type="float" office:value="61" calcext:value-type="float">
            <text:p>61</text:p>
          </table:table-cell>
          <table:table-cell office:value-type="float" office:value="20100204" calcext:value-type="float">
            <text:p>2010020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44361" calcext:value-type="float">
            <text:p>11244361</text:p>
          </table:table-cell>
          <table:table-cell office:value-type="float" office:value="61" calcext:value-type="float">
            <text:p>61</text:p>
          </table:table-cell>
          <table:table-cell office:value-type="float" office:value="20100204" calcext:value-type="float">
            <text:p>20100204</text:p>
          </table:table-cell>
          <table:table-cell table:style-name="ce51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1244361" calcext:value-type="float">
            <text:p>11244361</text:p>
          </table:table-cell>
          <table:table-cell office:value-type="float" office:value="61" calcext:value-type="float">
            <text:p>61</text:p>
          </table:table-cell>
          <table:table-cell office:value-type="float" office:value="20100204" calcext:value-type="float">
            <text:p>2010020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82145" calcext:value-type="float">
            <text:p>10282145</text:p>
          </table:table-cell>
          <table:table-cell office:value-type="float" office:value="76" calcext:value-type="float">
            <text:p>76</text:p>
          </table:table-cell>
          <table:table-cell office:value-type="float" office:value="20100421" calcext:value-type="float">
            <text:p>20100421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table:style-name="ce62" office:value-type="float" office:value="10282145" calcext:value-type="float">
            <text:p>10282145</text:p>
          </table:table-cell>
          <table:table-cell table:style-name="ce62" office:value-type="float" office:value="76" calcext:value-type="float">
            <text:p>76</text:p>
          </table:table-cell>
          <table:table-cell table:style-name="ce47" office:value-type="float" office:value="20100421" calcext:value-type="float">
            <text:p>20100421</text:p>
          </table:table-cell>
          <table:table-cell table:style-name="ce51" office:value-type="float" office:value="2" calcext:value-type="float">
            <text:p>2</text:p>
          </table:table-cell>
          <table:table-cell table:style-name="ce47"/>
          <table:table-cell table:number-columns-repeated="59"/>
        </table:table-row>
        <table:table-row table:style-name="ro2">
          <table:table-cell office:value-type="float" office:value="10282145" calcext:value-type="float">
            <text:p>10282145</text:p>
          </table:table-cell>
          <table:table-cell office:value-type="float" office:value="76" calcext:value-type="float">
            <text:p>76</text:p>
          </table:table-cell>
          <table:table-cell office:value-type="float" office:value="20100421" calcext:value-type="float">
            <text:p>20100421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table:style-name="ce62" office:value-type="float" office:value="10282145" calcext:value-type="float">
            <text:p>10282145</text:p>
          </table:table-cell>
          <table:table-cell table:style-name="ce62" office:value-type="float" office:value="76" calcext:value-type="float">
            <text:p>76</text:p>
          </table:table-cell>
          <table:table-cell table:style-name="ce47" office:value-type="float" office:value="20100421" calcext:value-type="float">
            <text:p>20100421</text:p>
          </table:table-cell>
          <table:table-cell table:style-name="ce51" office:value-type="float" office:value="2" calcext:value-type="float">
            <text:p>2</text:p>
          </table:table-cell>
          <table:table-cell table:style-name="ce47"/>
          <table:table-cell table:number-columns-repeated="59"/>
        </table:table-row>
        <table:table-row table:style-name="ro2">
          <table:table-cell office:value-type="float" office:value="11549960" calcext:value-type="float">
            <text:p>11549960</text:p>
          </table:table-cell>
          <table:table-cell office:value-type="float" office:value="61" calcext:value-type="float">
            <text:p>61</text:p>
          </table:table-cell>
          <table:table-cell office:value-type="float" office:value="20100422" calcext:value-type="float">
            <text:p>20100422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549960" calcext:value-type="float">
            <text:p>11549960</text:p>
          </table:table-cell>
          <table:table-cell office:value-type="float" office:value="61" calcext:value-type="float">
            <text:p>61</text:p>
          </table:table-cell>
          <table:table-cell office:value-type="float" office:value="20100422" calcext:value-type="float">
            <text:p>20100422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121236" calcext:value-type="float">
            <text:p>11121236</text:p>
          </table:table-cell>
          <table:table-cell office:value-type="float" office:value="82" calcext:value-type="float">
            <text:p>82</text:p>
          </table:table-cell>
          <table:table-cell office:value-type="float" office:value="20090408" calcext:value-type="float">
            <text:p>20090408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121236" calcext:value-type="float">
            <text:p>11121236</text:p>
          </table:table-cell>
          <table:table-cell office:value-type="float" office:value="82" calcext:value-type="float">
            <text:p>82</text:p>
          </table:table-cell>
          <table:table-cell office:value-type="float" office:value="20090408" calcext:value-type="float">
            <text:p>2009040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121236" calcext:value-type="float">
            <text:p>11121236</text:p>
          </table:table-cell>
          <table:table-cell office:value-type="float" office:value="82" calcext:value-type="float">
            <text:p>82</text:p>
          </table:table-cell>
          <table:table-cell office:value-type="float" office:value="20090408" calcext:value-type="float">
            <text:p>20090408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21236" calcext:value-type="float">
            <text:p>11121236</text:p>
          </table:table-cell>
          <table:table-cell office:value-type="float" office:value="82" calcext:value-type="float">
            <text:p>82</text:p>
          </table:table-cell>
          <table:table-cell office:value-type="float" office:value="20090408" calcext:value-type="float">
            <text:p>2009040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461693" calcext:value-type="float">
            <text:p>11461693</text:p>
          </table:table-cell>
          <table:table-cell office:value-type="float" office:value="45" calcext:value-type="float">
            <text:p>45</text:p>
          </table:table-cell>
          <table:table-cell office:value-type="float" office:value="20100112" calcext:value-type="float">
            <text:p>20100112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Fibroadenoma</text:p>
          </table:table-cell>
          <table:table-cell table:number-columns-repeated="59"/>
        </table:table-row>
        <table:table-row table:style-name="ro2">
          <table:table-cell table:style-name="ce63" office:value-type="float" office:value="11461693" calcext:value-type="float">
            <text:p>11461693</text:p>
          </table:table-cell>
          <table:table-cell table:style-name="ce63" office:value-type="float" office:value="45" calcext:value-type="float">
            <text:p>45</text:p>
          </table:table-cell>
          <table:table-cell table:style-name="ce66" office:value-type="float" office:value="20100112" calcext:value-type="float">
            <text:p>20100112</text:p>
          </table:table-cell>
          <table:table-cell table:style-name="ce68" office:value-type="string" calcext:value-type="string">
            <text:p>4a</text:p>
          </table:table-cell>
          <table:table-cell table:style-name="ce66"/>
          <table:table-cell table:number-columns-repeated="59"/>
        </table:table-row>
        <table:table-row table:style-name="ro2">
          <table:table-cell office:value-type="float" office:value="11461693" calcext:value-type="float">
            <text:p>11461693</text:p>
          </table:table-cell>
          <table:table-cell office:value-type="float" office:value="45" calcext:value-type="float">
            <text:p>45</text:p>
          </table:table-cell>
          <table:table-cell office:value-type="float" office:value="20100112" calcext:value-type="float">
            <text:p>2010011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63" office:value-type="float" office:value="11461693" calcext:value-type="float">
            <text:p>11461693</text:p>
          </table:table-cell>
          <table:table-cell table:style-name="ce63" office:value-type="float" office:value="45" calcext:value-type="float">
            <text:p>45</text:p>
          </table:table-cell>
          <table:table-cell table:style-name="ce66" office:value-type="float" office:value="20100112" calcext:value-type="float">
            <text:p>20100112</text:p>
          </table:table-cell>
          <table:table-cell table:style-name="ce68" office:value-type="string" calcext:value-type="string">
            <text:p>4a</text:p>
          </table:table-cell>
          <table:table-cell table:style-name="ce66"/>
          <table:table-cell table:number-columns-repeated="59"/>
        </table:table-row>
        <table:table-row table:style-name="ro2">
          <table:table-cell office:value-type="float" office:value="11491318" calcext:value-type="float">
            <text:p>11491318</text:p>
          </table:table-cell>
          <table:table-cell office:value-type="float" office:value="78" calcext:value-type="float">
            <text:p>78</text:p>
          </table:table-cell>
          <table:table-cell office:value-type="float" office:value="20100119" calcext:value-type="float">
            <text:p>20100119</text:p>
          </table:table-cell>
          <table:table-cell table:style-name="ce51" office:value-type="float" office:value="6" calcext:value-type="float">
            <text:p>6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491318" calcext:value-type="float">
            <text:p>11491318</text:p>
          </table:table-cell>
          <table:table-cell office:value-type="float" office:value="78" calcext:value-type="float">
            <text:p>78</text:p>
          </table:table-cell>
          <table:table-cell office:value-type="float" office:value="20100119" calcext:value-type="float">
            <text:p>20100119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91318" calcext:value-type="float">
            <text:p>11491318</text:p>
          </table:table-cell>
          <table:table-cell office:value-type="float" office:value="78" calcext:value-type="float">
            <text:p>78</text:p>
          </table:table-cell>
          <table:table-cell office:value-type="float" office:value="20100119" calcext:value-type="float">
            <text:p>20100119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1491318" calcext:value-type="float">
            <text:p>11491318</text:p>
          </table:table-cell>
          <table:table-cell office:value-type="float" office:value="78" calcext:value-type="float">
            <text:p>78</text:p>
          </table:table-cell>
          <table:table-cell office:value-type="float" office:value="20100119" calcext:value-type="float">
            <text:p>20100119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77267" calcext:value-type="float">
            <text:p>10677267</text:p>
          </table:table-cell>
          <table:table-cell office:value-type="float" office:value="83" calcext:value-type="float">
            <text:p>83</text:p>
          </table:table-cell>
          <table:table-cell office:value-type="float" office:value="20100125" calcext:value-type="float">
            <text:p>20100125</text:p>
          </table:table-cell>
          <table:table-cell table:style-name="ce51" office:value-type="string" calcext:value-type="string">
            <text:p>4c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677267" calcext:value-type="float">
            <text:p>10677267</text:p>
          </table:table-cell>
          <table:table-cell office:value-type="float" office:value="83" calcext:value-type="float">
            <text:p>83</text:p>
          </table:table-cell>
          <table:table-cell office:value-type="float" office:value="20100125" calcext:value-type="float">
            <text:p>201001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77267" calcext:value-type="float">
            <text:p>10677267</text:p>
          </table:table-cell>
          <table:table-cell office:value-type="float" office:value="83" calcext:value-type="float">
            <text:p>83</text:p>
          </table:table-cell>
          <table:table-cell office:value-type="float" office:value="20100125" calcext:value-type="float">
            <text:p>20100125</text:p>
          </table:table-cell>
          <table:table-cell table:style-name="ce51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0677267" calcext:value-type="float">
            <text:p>10677267</text:p>
          </table:table-cell>
          <table:table-cell office:value-type="float" office:value="83" calcext:value-type="float">
            <text:p>83</text:p>
          </table:table-cell>
          <table:table-cell office:value-type="float" office:value="20100125" calcext:value-type="float">
            <text:p>2010012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93199" calcext:value-type="float">
            <text:p>10893199</text:p>
          </table:table-cell>
          <table:table-cell office:value-type="float" office:value="39" calcext:value-type="float">
            <text:p>39</text:p>
          </table:table-cell>
          <table:table-cell office:value-type="float" office:value="20100128" calcext:value-type="float">
            <text:p>20100128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Ca Invasor e CIS</text:p>
          </table:table-cell>
          <table:table-cell table:number-columns-repeated="59"/>
        </table:table-row>
        <table:table-row table:style-name="ro2">
          <table:table-cell office:value-type="float" office:value="10893199" calcext:value-type="float">
            <text:p>10893199</text:p>
          </table:table-cell>
          <table:table-cell office:value-type="float" office:value="39" calcext:value-type="float">
            <text:p>39</text:p>
          </table:table-cell>
          <table:table-cell office:value-type="float" office:value="20100128" calcext:value-type="float">
            <text:p>2010012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office:value-type="float" office:value="10893199" calcext:value-type="float">
            <text:p>10893199</text:p>
          </table:table-cell>
          <table:table-cell office:value-type="float" office:value="39" calcext:value-type="float">
            <text:p>39</text:p>
          </table:table-cell>
          <table:table-cell office:value-type="float" office:value="20100128" calcext:value-type="float">
            <text:p>20100128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office:value-type="float" office:value="10893199" calcext:value-type="float">
            <text:p>10893199</text:p>
          </table:table-cell>
          <table:table-cell office:value-type="float" office:value="39" calcext:value-type="float">
            <text:p>39</text:p>
          </table:table-cell>
          <table:table-cell office:value-type="float" office:value="20100128" calcext:value-type="float">
            <text:p>20100128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653674" calcext:value-type="float">
            <text:p>10653674</text:p>
          </table:table-cell>
          <table:table-cell office:value-type="float" office:value="33" calcext:value-type="float">
            <text:p>33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Fibroadenoma</text:p>
          </table:table-cell>
          <table:table-cell table:number-columns-repeated="59"/>
        </table:table-row>
        <table:table-row table:style-name="ro2">
          <table:table-cell office:value-type="float" office:value="10653674" calcext:value-type="float">
            <text:p>10653674</text:p>
          </table:table-cell>
          <table:table-cell office:value-type="float" office:value="33" calcext:value-type="float">
            <text:p>33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653674" calcext:value-type="float">
            <text:p>10653674</text:p>
          </table:table-cell>
          <table:table-cell office:value-type="float" office:value="33" calcext:value-type="float">
            <text:p>33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674" calcext:value-type="float">
            <text:p>10653674</text:p>
          </table:table-cell>
          <table:table-cell office:value-type="float" office:value="33" calcext:value-type="float">
            <text:p>33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625246" calcext:value-type="float">
            <text:p>10625246</text:p>
          </table:table-cell>
          <table:table-cell office:value-type="float" office:value="80" calcext:value-type="float">
            <text:p>8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string" calcext:value-type="string">
            <text:p>4a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625246" calcext:value-type="float">
            <text:p>10625246</text:p>
          </table:table-cell>
          <table:table-cell office:value-type="float" office:value="80" calcext:value-type="float">
            <text:p>8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25246" calcext:value-type="float">
            <text:p>10625246</text:p>
          </table:table-cell>
          <table:table-cell office:value-type="float" office:value="80" calcext:value-type="float">
            <text:p>8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625246" calcext:value-type="float">
            <text:p>10625246</text:p>
          </table:table-cell>
          <table:table-cell office:value-type="float" office:value="80" calcext:value-type="float">
            <text:p>8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38393" calcext:value-type="float">
            <text:p>10738393</text:p>
          </table:table-cell>
          <table:table-cell office:value-type="float" office:value="40" calcext:value-type="float">
            <text:p>4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string" calcext:value-type="string">
            <text:p>4b</text:p>
          </table:table-cell>
          <table:table-cell office:value-type="string" calcext:value-type="string">
            <text:p>Benigno</text:p>
          </table:table-cell>
          <table:table-cell table:number-columns-repeated="59"/>
        </table:table-row>
        <table:table-row table:style-name="ro2">
          <table:table-cell office:value-type="float" office:value="10738393" calcext:value-type="float">
            <text:p>10738393</text:p>
          </table:table-cell>
          <table:table-cell office:value-type="float" office:value="40" calcext:value-type="float">
            <text:p>40</text:p>
          </table:table-cell>
          <table:table-cell office:value-type="float" office:value="20100201" calcext:value-type="float">
            <text:p>20100201</text:p>
          </table:table-cell>
          <table:table-cell table:style-name="ce51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334922" calcext:value-type="float">
            <text:p>10334922</text:p>
          </table:table-cell>
          <table:table-cell office:value-type="float" office:value="50" calcext:value-type="float">
            <text:p>50</text:p>
          </table:table-cell>
          <table:table-cell office:value-type="float" office:value="20100311" calcext:value-type="float">
            <text:p>2010031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334922" calcext:value-type="float">
            <text:p>10334922</text:p>
          </table:table-cell>
          <table:table-cell office:value-type="float" office:value="50" calcext:value-type="float">
            <text:p>50</text:p>
          </table:table-cell>
          <table:table-cell office:value-type="float" office:value="20100311" calcext:value-type="float">
            <text:p>2010031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334922" calcext:value-type="float">
            <text:p>10334922</text:p>
          </table:table-cell>
          <table:table-cell office:value-type="float" office:value="50" calcext:value-type="float">
            <text:p>50</text:p>
          </table:table-cell>
          <table:table-cell office:value-type="float" office:value="20100311" calcext:value-type="float">
            <text:p>2010031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334922" calcext:value-type="float">
            <text:p>10334922</text:p>
          </table:table-cell>
          <table:table-cell office:value-type="float" office:value="50" calcext:value-type="float">
            <text:p>50</text:p>
          </table:table-cell>
          <table:table-cell office:value-type="float" office:value="20100311" calcext:value-type="float">
            <text:p>2010031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25183" calcext:value-type="float">
            <text:p>10425183</text:p>
          </table:table-cell>
          <table:table-cell office:value-type="float" office:value="53" calcext:value-type="float">
            <text:p>53</text:p>
          </table:table-cell>
          <table:table-cell office:value-type="float" office:value="20100421" calcext:value-type="float">
            <text:p>20100421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Benigno</text:p>
          </table:table-cell>
          <table:table-cell table:number-columns-repeated="59"/>
        </table:table-row>
        <table:table-row table:style-name="ro3">
          <table:table-cell office:value-type="float" office:value="10425183" calcext:value-type="float">
            <text:p>10425183</text:p>
          </table:table-cell>
          <table:table-cell office:value-type="float" office:value="53" calcext:value-type="float">
            <text:p>53</text:p>
          </table:table-cell>
          <table:table-cell office:value-type="float" office:value="20100421" calcext:value-type="float">
            <text:p>20100421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425183" calcext:value-type="float">
            <text:p>10425183</text:p>
          </table:table-cell>
          <table:table-cell office:value-type="float" office:value="53" calcext:value-type="float">
            <text:p>53</text:p>
          </table:table-cell>
          <table:table-cell office:value-type="float" office:value="20100421" calcext:value-type="float">
            <text:p>2010042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425183" calcext:value-type="float">
            <text:p>10425183</text:p>
          </table:table-cell>
          <table:table-cell office:value-type="float" office:value="53" calcext:value-type="float">
            <text:p>53</text:p>
          </table:table-cell>
          <table:table-cell office:value-type="float" office:value="20100421" calcext:value-type="float">
            <text:p>2010042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552368" calcext:value-type="float">
            <text:p>10552368</text:p>
          </table:table-cell>
          <table:table-cell office:value-type="float" office:value="64" calcext:value-type="float">
            <text:p>64</text:p>
          </table:table-cell>
          <table:table-cell office:value-type="float" office:value="20100423" calcext:value-type="float">
            <text:p>2010042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office:value-type="float" office:value="10552368" calcext:value-type="float">
            <text:p>10552368</text:p>
          </table:table-cell>
          <table:table-cell office:value-type="float" office:value="64" calcext:value-type="float">
            <text:p>64</text:p>
          </table:table-cell>
          <table:table-cell office:value-type="float" office:value="20100423" calcext:value-type="float">
            <text:p>20100423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52368" calcext:value-type="float">
            <text:p>10552368</text:p>
          </table:table-cell>
          <table:table-cell office:value-type="float" office:value="64" calcext:value-type="float">
            <text:p>64</text:p>
          </table:table-cell>
          <table:table-cell office:value-type="float" office:value="20100423" calcext:value-type="float">
            <text:p>2010042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52368" calcext:value-type="float">
            <text:p>10552368</text:p>
          </table:table-cell>
          <table:table-cell office:value-type="float" office:value="64" calcext:value-type="float">
            <text:p>64</text:p>
          </table:table-cell>
          <table:table-cell office:value-type="float" office:value="20100423" calcext:value-type="float">
            <text:p>2010042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90652" calcext:value-type="float">
            <text:p>10290652</text:p>
          </table:table-cell>
          <table:table-cell office:value-type="float" office:value="61" calcext:value-type="float">
            <text:p>61</text:p>
          </table:table-cell>
          <table:table-cell office:value-type="float" office:value="20081215" calcext:value-type="float">
            <text:p>20081215</text:p>
          </table:table-cell>
          <table:table-cell table:style-name="ce51" office:value-type="string" calcext:value-type="string">
            <text:p>4a</text:p>
          </table:table-cell>
          <table:table-cell office:value-type="string" calcext:value-type="string">
            <text:p>CIS</text:p>
          </table:table-cell>
          <table:table-cell table:number-columns-repeated="59"/>
        </table:table-row>
        <table:table-row table:style-name="ro2">
          <table:table-cell office:value-type="float" office:value="10290652" calcext:value-type="float">
            <text:p>10290652</text:p>
          </table:table-cell>
          <table:table-cell office:value-type="float" office:value="61" calcext:value-type="float">
            <text:p>61</text:p>
          </table:table-cell>
          <table:table-cell office:value-type="float" office:value="20081215" calcext:value-type="float">
            <text:p>200812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90652" calcext:value-type="float">
            <text:p>10290652</text:p>
          </table:table-cell>
          <table:table-cell office:value-type="float" office:value="61" calcext:value-type="float">
            <text:p>61</text:p>
          </table:table-cell>
          <table:table-cell office:value-type="float" office:value="20081215" calcext:value-type="float">
            <text:p>20081215</text:p>
          </table:table-cell>
          <table:table-cell table:style-name="ce51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0290652" calcext:value-type="float">
            <text:p>10290652</text:p>
          </table:table-cell>
          <table:table-cell office:value-type="float" office:value="61" calcext:value-type="float">
            <text:p>61</text:p>
          </table:table-cell>
          <table:table-cell office:value-type="float" office:value="20081215" calcext:value-type="float">
            <text:p>200812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56260" calcext:value-type="float">
            <text:p>11056260</text:p>
          </table:table-cell>
          <table:table-cell office:value-type="float" office:value="73" calcext:value-type="float">
            <text:p>73</text:p>
          </table:table-cell>
          <table:table-cell office:value-type="float" office:value="20090402" calcext:value-type="float">
            <text:p>2009040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056260" calcext:value-type="float">
            <text:p>11056260</text:p>
          </table:table-cell>
          <table:table-cell office:value-type="float" office:value="73" calcext:value-type="float">
            <text:p>73</text:p>
          </table:table-cell>
          <table:table-cell office:value-type="float" office:value="20090402" calcext:value-type="float">
            <text:p>2009040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56260" calcext:value-type="float">
            <text:p>11056260</text:p>
          </table:table-cell>
          <table:table-cell office:value-type="float" office:value="73" calcext:value-type="float">
            <text:p>73</text:p>
          </table:table-cell>
          <table:table-cell office:value-type="float" office:value="20090402" calcext:value-type="float">
            <text:p>2009040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056260" calcext:value-type="float">
            <text:p>11056260</text:p>
          </table:table-cell>
          <table:table-cell office:value-type="float" office:value="73" calcext:value-type="float">
            <text:p>73</text:p>
          </table:table-cell>
          <table:table-cell office:value-type="float" office:value="20090402" calcext:value-type="float">
            <text:p>2009040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21222" calcext:value-type="float">
            <text:p>11021222</text:p>
          </table:table-cell>
          <table:table-cell office:value-type="float" office:value="63" calcext:value-type="float">
            <text:p>63</text:p>
          </table:table-cell>
          <table:table-cell office:value-type="float" office:value="20090128" calcext:value-type="float">
            <text:p>20090128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021222" calcext:value-type="float">
            <text:p>11021222</text:p>
          </table:table-cell>
          <table:table-cell office:value-type="float" office:value="63" calcext:value-type="float">
            <text:p>63</text:p>
          </table:table-cell>
          <table:table-cell office:value-type="float" office:value="20090128" calcext:value-type="float">
            <text:p>2009012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021222" calcext:value-type="float">
            <text:p>11021222</text:p>
          </table:table-cell>
          <table:table-cell office:value-type="float" office:value="63" calcext:value-type="float">
            <text:p>63</text:p>
          </table:table-cell>
          <table:table-cell office:value-type="float" office:value="20090128" calcext:value-type="float">
            <text:p>20090128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04930" calcext:value-type="float">
            <text:p>10804930</text:p>
          </table:table-cell>
          <table:table-cell office:value-type="float" office:value="56" calcext:value-type="float">
            <text:p>56</text:p>
          </table:table-cell>
          <table:table-cell office:value-type="float" office:value="20090330" calcext:value-type="float">
            <text:p>20090330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804930" calcext:value-type="float">
            <text:p>10804930</text:p>
          </table:table-cell>
          <table:table-cell office:value-type="float" office:value="56" calcext:value-type="float">
            <text:p>56</text:p>
          </table:table-cell>
          <table:table-cell office:value-type="float" office:value="20090330" calcext:value-type="float">
            <text:p>2009033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float" office:value="10804930" calcext:value-type="float">
            <text:p>10804930</text:p>
          </table:table-cell>
          <table:table-cell office:value-type="float" office:value="56" calcext:value-type="float">
            <text:p>56</text:p>
          </table:table-cell>
          <table:table-cell office:value-type="float" office:value="20090330" calcext:value-type="float">
            <text:p>20090330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office:value-type="float" office:value="10804930" calcext:value-type="float">
            <text:p>10804930</text:p>
          </table:table-cell>
          <table:table-cell office:value-type="float" office:value="56" calcext:value-type="float">
            <text:p>56</text:p>
          </table:table-cell>
          <table:table-cell office:value-type="float" office:value="20090330" calcext:value-type="float">
            <text:p>20090330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96029398" calcext:value-type="float">
            <text:p>96029398</text:p>
          </table:table-cell>
          <table:table-cell office:value-type="float" office:value="61" calcext:value-type="float">
            <text:p>61</text:p>
          </table:table-cell>
          <table:table-cell office:value-type="float" office:value="20080429" calcext:value-type="float">
            <text:p>20080429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96029398" calcext:value-type="float">
            <text:p>96029398</text:p>
          </table:table-cell>
          <table:table-cell office:value-type="float" office:value="61" calcext:value-type="float">
            <text:p>61</text:p>
          </table:table-cell>
          <table:table-cell office:value-type="float" office:value="20080429" calcext:value-type="float">
            <text:p>20080429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96029398" calcext:value-type="float">
            <text:p>96029398</text:p>
          </table:table-cell>
          <table:table-cell office:value-type="float" office:value="61" calcext:value-type="float">
            <text:p>61</text:p>
          </table:table-cell>
          <table:table-cell office:value-type="float" office:value="20080429" calcext:value-type="float">
            <text:p>20080429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96029398" calcext:value-type="float">
            <text:p>96029398</text:p>
          </table:table-cell>
          <table:table-cell office:value-type="float" office:value="61" calcext:value-type="float">
            <text:p>61</text:p>
          </table:table-cell>
          <table:table-cell office:value-type="float" office:value="20080429" calcext:value-type="float">
            <text:p>20080429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501026" calcext:value-type="float">
            <text:p>11501026</text:p>
          </table:table-cell>
          <table:table-cell office:value-type="float" office:value="49" calcext:value-type="float">
            <text:p>49</text:p>
          </table:table-cell>
          <table:table-cell office:value-type="float" office:value="20090406" calcext:value-type="float">
            <text:p>20090406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501026" calcext:value-type="float">
            <text:p>11501026</text:p>
          </table:table-cell>
          <table:table-cell office:value-type="float" office:value="49" calcext:value-type="float">
            <text:p>49</text:p>
          </table:table-cell>
          <table:table-cell office:value-type="float" office:value="20090406" calcext:value-type="float">
            <text:p>20090406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501026" calcext:value-type="float">
            <text:p>11501026</text:p>
          </table:table-cell>
          <table:table-cell office:value-type="float" office:value="49" calcext:value-type="float">
            <text:p>49</text:p>
          </table:table-cell>
          <table:table-cell office:value-type="float" office:value="20090406" calcext:value-type="float">
            <text:p>2009040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01026" calcext:value-type="float">
            <text:p>11501026</text:p>
          </table:table-cell>
          <table:table-cell office:value-type="float" office:value="49" calcext:value-type="float">
            <text:p>49</text:p>
          </table:table-cell>
          <table:table-cell office:value-type="float" office:value="20090406" calcext:value-type="float">
            <text:p>20090406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365179" calcext:value-type="float">
            <text:p>11365179</text:p>
          </table:table-cell>
          <table:table-cell office:value-type="float" office:value="41" calcext:value-type="float">
            <text:p>41</text:p>
          </table:table-cell>
          <table:table-cell office:value-type="float" office:value="20081022" calcext:value-type="float">
            <text:p>200810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65179" calcext:value-type="float">
            <text:p>11365179</text:p>
          </table:table-cell>
          <table:table-cell office:value-type="float" office:value="41" calcext:value-type="float">
            <text:p>41</text:p>
          </table:table-cell>
          <table:table-cell office:value-type="float" office:value="20081022" calcext:value-type="float">
            <text:p>200810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65179" calcext:value-type="float">
            <text:p>11365179</text:p>
          </table:table-cell>
          <table:table-cell office:value-type="float" office:value="41" calcext:value-type="float">
            <text:p>41</text:p>
          </table:table-cell>
          <table:table-cell office:value-type="float" office:value="20081022" calcext:value-type="float">
            <text:p>200810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65179" calcext:value-type="float">
            <text:p>11365179</text:p>
          </table:table-cell>
          <table:table-cell office:value-type="float" office:value="41" calcext:value-type="float">
            <text:p>41</text:p>
          </table:table-cell>
          <table:table-cell office:value-type="float" office:value="20081022" calcext:value-type="float">
            <text:p>200810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office:value-type="float" office:value="10520156" calcext:value-type="float">
            <text:p>10520156</text:p>
          </table:table-cell>
          <table:table-cell office:value-type="float" office:value="68" calcext:value-type="float">
            <text:p>68</text:p>
          </table:table-cell>
          <table:table-cell office:value-type="float" office:value="20090401" calcext:value-type="float">
            <text:p>2009040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20156" calcext:value-type="float">
            <text:p>10520156</text:p>
          </table:table-cell>
          <table:table-cell office:value-type="float" office:value="68" calcext:value-type="float">
            <text:p>68</text:p>
          </table:table-cell>
          <table:table-cell office:value-type="float" office:value="20090401" calcext:value-type="float">
            <text:p>2009040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20156" calcext:value-type="float">
            <text:p>10520156</text:p>
          </table:table-cell>
          <table:table-cell office:value-type="float" office:value="68" calcext:value-type="float">
            <text:p>68</text:p>
          </table:table-cell>
          <table:table-cell office:value-type="float" office:value="20090401" calcext:value-type="float">
            <text:p>2009040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20156" calcext:value-type="float">
            <text:p>10520156</text:p>
          </table:table-cell>
          <table:table-cell office:value-type="float" office:value="68" calcext:value-type="float">
            <text:p>68</text:p>
          </table:table-cell>
          <table:table-cell office:value-type="float" office:value="20090401" calcext:value-type="float">
            <text:p>2009040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09399" calcext:value-type="float">
            <text:p>10109399</text:p>
          </table:table-cell>
          <table:table-cell office:value-type="float" office:value="37" calcext:value-type="float">
            <text:p>37</text:p>
          </table:table-cell>
          <table:table-cell office:value-type="float" office:value="20090910" calcext:value-type="float">
            <text:p>20090910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109399" calcext:value-type="float">
            <text:p>10109399</text:p>
          </table:table-cell>
          <table:table-cell office:value-type="float" office:value="37" calcext:value-type="float">
            <text:p>37</text:p>
          </table:table-cell>
          <table:table-cell office:value-type="float" office:value="20090910" calcext:value-type="float">
            <text:p>20090910</text:p>
          </table:table-cell>
          <table:table-cell table:style-name="ce49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0109399" calcext:value-type="float">
            <text:p>10109399</text:p>
          </table:table-cell>
          <table:table-cell office:value-type="float" office:value="37" calcext:value-type="float">
            <text:p>37</text:p>
          </table:table-cell>
          <table:table-cell office:value-type="float" office:value="20090910" calcext:value-type="float">
            <text:p>200909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09399" calcext:value-type="float">
            <text:p>10109399</text:p>
          </table:table-cell>
          <table:table-cell office:value-type="float" office:value="37" calcext:value-type="float">
            <text:p>37</text:p>
          </table:table-cell>
          <table:table-cell office:value-type="float" office:value="20090910" calcext:value-type="float">
            <text:p>20090910</text:p>
          </table:table-cell>
          <table:table-cell table:style-name="ce49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0838106" calcext:value-type="float">
            <text:p>10838106</text:p>
          </table:table-cell>
          <table:table-cell office:value-type="float" office:value="49" calcext:value-type="float">
            <text:p>49</text:p>
          </table:table-cell>
          <table:table-cell office:value-type="float" office:value="20080514" calcext:value-type="float">
            <text:p>20080514</text:p>
          </table:table-cell>
          <table:table-cell table:style-name="ce51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838106" calcext:value-type="float">
            <text:p>10838106</text:p>
          </table:table-cell>
          <table:table-cell office:value-type="float" office:value="49" calcext:value-type="float">
            <text:p>49</text:p>
          </table:table-cell>
          <table:table-cell office:value-type="float" office:value="20080514" calcext:value-type="float">
            <text:p>2008051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838106" calcext:value-type="float">
            <text:p>10838106</text:p>
          </table:table-cell>
          <table:table-cell office:value-type="float" office:value="49" calcext:value-type="float">
            <text:p>49</text:p>
          </table:table-cell>
          <table:table-cell office:value-type="float" office:value="20080514" calcext:value-type="float">
            <text:p>2008051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838106" calcext:value-type="float">
            <text:p>10838106</text:p>
          </table:table-cell>
          <table:table-cell office:value-type="float" office:value="49" calcext:value-type="float">
            <text:p>49</text:p>
          </table:table-cell>
          <table:table-cell office:value-type="float" office:value="20080514" calcext:value-type="float">
            <text:p>2008051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194481" calcext:value-type="float">
            <text:p>10194481</text:p>
          </table:table-cell>
          <table:table-cell office:value-type="float" office:value="45" calcext:value-type="float">
            <text:p>45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194481" calcext:value-type="float">
            <text:p>10194481</text:p>
          </table:table-cell>
          <table:table-cell office:value-type="float" office:value="45" calcext:value-type="float">
            <text:p>45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3">
          <table:table-cell office:value-type="float" office:value="10194481" calcext:value-type="float">
            <text:p>10194481</text:p>
          </table:table-cell>
          <table:table-cell office:value-type="float" office:value="45" calcext:value-type="float">
            <text:p>45</text:p>
          </table:table-cell>
          <table:table-cell office:value-type="float" office:value="20090331" calcext:value-type="float">
            <text:p>2009033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4481" calcext:value-type="float">
            <text:p>10194481</text:p>
          </table:table-cell>
          <table:table-cell office:value-type="float" office:value="45" calcext:value-type="float">
            <text:p>45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table:style-name="ce62" office:value-type="float" office:value="11237420" calcext:value-type="float">
            <text:p>11237420</text:p>
          </table:table-cell>
          <table:table-cell table:style-name="ce62" office:value-type="float" office:value="45" calcext:value-type="float">
            <text:p>45</text:p>
          </table:table-cell>
          <table:table-cell table:style-name="ce47" office:value-type="float" office:value="20090318" calcext:value-type="float">
            <text:p>20090318</text:p>
          </table:table-cell>
          <table:table-cell table:style-name="ce49" office:value-type="string" calcext:value-type="string">
            <text:p>4c</text:p>
          </table:table-cell>
          <table:table-cell table:style-name="ce47"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237420" calcext:value-type="float">
            <text:p>11237420</text:p>
          </table:table-cell>
          <table:table-cell office:value-type="float" office:value="45" calcext:value-type="float">
            <text:p>45</text:p>
          </table:table-cell>
          <table:table-cell office:value-type="float" office:value="20090318" calcext:value-type="float">
            <text:p>200903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37420" calcext:value-type="float">
            <text:p>11237420</text:p>
          </table:table-cell>
          <table:table-cell office:value-type="float" office:value="45" calcext:value-type="float">
            <text:p>45</text:p>
          </table:table-cell>
          <table:table-cell office:value-type="float" office:value="20090318" calcext:value-type="float">
            <text:p>20090318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237420" calcext:value-type="float">
            <text:p>11237420</text:p>
          </table:table-cell>
          <table:table-cell office:value-type="float" office:value="45" calcext:value-type="float">
            <text:p>45</text:p>
          </table:table-cell>
          <table:table-cell office:value-type="float" office:value="20090318" calcext:value-type="float">
            <text:p>200903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03625" calcext:value-type="float">
            <text:p>10403625</text:p>
          </table:table-cell>
          <table:table-cell office:value-type="float" office:value="68" calcext:value-type="float">
            <text:p>68</text:p>
          </table:table-cell>
          <table:table-cell office:value-type="float" office:value="20081106" calcext:value-type="float">
            <text:p>20081106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403625" calcext:value-type="float">
            <text:p>10403625</text:p>
          </table:table-cell>
          <table:table-cell office:value-type="float" office:value="68" calcext:value-type="float">
            <text:p>68</text:p>
          </table:table-cell>
          <table:table-cell office:value-type="float" office:value="20081106" calcext:value-type="float">
            <text:p>2008110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403625" calcext:value-type="float">
            <text:p>10403625</text:p>
          </table:table-cell>
          <table:table-cell office:value-type="float" office:value="68" calcext:value-type="float">
            <text:p>68</text:p>
          </table:table-cell>
          <table:table-cell office:value-type="float" office:value="20081106" calcext:value-type="float">
            <text:p>2008110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03625" calcext:value-type="float">
            <text:p>10403625</text:p>
          </table:table-cell>
          <table:table-cell office:value-type="float" office:value="68" calcext:value-type="float">
            <text:p>68</text:p>
          </table:table-cell>
          <table:table-cell office:value-type="float" office:value="20081106" calcext:value-type="float">
            <text:p>2008110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175662" calcext:value-type="float">
            <text:p>10175662</text:p>
          </table:table-cell>
          <table:table-cell office:value-type="float" office:value="44" calcext:value-type="float">
            <text:p>44</text:p>
          </table:table-cell>
          <table:table-cell office:value-type="float" office:value="20080716" calcext:value-type="float">
            <text:p>200807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75662" calcext:value-type="float">
            <text:p>10175662</text:p>
          </table:table-cell>
          <table:table-cell office:value-type="float" office:value="44" calcext:value-type="float">
            <text:p>44</text:p>
          </table:table-cell>
          <table:table-cell office:value-type="float" office:value="20080716" calcext:value-type="float">
            <text:p>200807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75662" calcext:value-type="float">
            <text:p>10175662</text:p>
          </table:table-cell>
          <table:table-cell office:value-type="float" office:value="44" calcext:value-type="float">
            <text:p>44</text:p>
          </table:table-cell>
          <table:table-cell office:value-type="float" office:value="20080716" calcext:value-type="float">
            <text:p>200807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75662" calcext:value-type="float">
            <text:p>10175662</text:p>
          </table:table-cell>
          <table:table-cell office:value-type="float" office:value="44" calcext:value-type="float">
            <text:p>44</text:p>
          </table:table-cell>
          <table:table-cell office:value-type="float" office:value="20080716" calcext:value-type="float">
            <text:p>200807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10312" calcext:value-type="float">
            <text:p>10410312</text:p>
          </table:table-cell>
          <table:table-cell office:value-type="float" office:value="47" calcext:value-type="float">
            <text:p>47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Outro</text:p>
          </table:table-cell>
          <table:table-cell table:number-columns-repeated="59"/>
        </table:table-row>
        <table:table-row table:style-name="ro2">
          <table:table-cell office:value-type="float" office:value="10410312" calcext:value-type="float">
            <text:p>10410312</text:p>
          </table:table-cell>
          <table:table-cell office:value-type="float" office:value="47" calcext:value-type="float">
            <text:p>47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410312" calcext:value-type="float">
            <text:p>10410312</text:p>
          </table:table-cell>
          <table:table-cell office:value-type="float" office:value="47" calcext:value-type="float">
            <text:p>47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10312" calcext:value-type="float">
            <text:p>10410312</text:p>
          </table:table-cell>
          <table:table-cell office:value-type="float" office:value="47" calcext:value-type="float">
            <text:p>47</text:p>
          </table:table-cell>
          <table:table-cell office:value-type="float" office:value="20090914" calcext:value-type="float">
            <text:p>20090914</text:p>
          </table:table-cell>
          <table:table-cell table:style-name="ce49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1126515" calcext:value-type="float">
            <text:p>11126515</text:p>
          </table:table-cell>
          <table:table-cell office:value-type="float" office:value="50" calcext:value-type="float">
            <text:p>50</text:p>
          </table:table-cell>
          <table:table-cell office:value-type="float" office:value="20100506" calcext:value-type="float">
            <text:p>20100506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126515" calcext:value-type="float">
            <text:p>11126515</text:p>
          </table:table-cell>
          <table:table-cell office:value-type="float" office:value="50" calcext:value-type="float">
            <text:p>50</text:p>
          </table:table-cell>
          <table:table-cell office:value-type="float" office:value="20100506" calcext:value-type="float">
            <text:p>20100506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6515" calcext:value-type="float">
            <text:p>11126515</text:p>
          </table:table-cell>
          <table:table-cell office:value-type="float" office:value="50" calcext:value-type="float">
            <text:p>50</text:p>
          </table:table-cell>
          <table:table-cell office:value-type="float" office:value="20100506" calcext:value-type="float">
            <text:p>2010050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126515" calcext:value-type="float">
            <text:p>11126515</text:p>
          </table:table-cell>
          <table:table-cell office:value-type="float" office:value="50" calcext:value-type="float">
            <text:p>50</text:p>
          </table:table-cell>
          <table:table-cell office:value-type="float" office:value="20100506" calcext:value-type="float">
            <text:p>20100506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608567" calcext:value-type="float">
            <text:p>11608567</text:p>
          </table:table-cell>
          <table:table-cell office:value-type="float" office:value="56" calcext:value-type="float">
            <text:p>56</text:p>
          </table:table-cell>
          <table:table-cell office:value-type="float" office:value="20100510" calcext:value-type="float">
            <text:p>20100510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608567" calcext:value-type="float">
            <text:p>11608567</text:p>
          </table:table-cell>
          <table:table-cell office:value-type="float" office:value="56" calcext:value-type="float">
            <text:p>56</text:p>
          </table:table-cell>
          <table:table-cell office:value-type="float" office:value="20100510" calcext:value-type="float">
            <text:p>20100510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1608567" calcext:value-type="float">
            <text:p>11608567</text:p>
          </table:table-cell>
          <table:table-cell office:value-type="float" office:value="56" calcext:value-type="float">
            <text:p>56</text:p>
          </table:table-cell>
          <table:table-cell office:value-type="float" office:value="20100510" calcext:value-type="float">
            <text:p>201005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608567" calcext:value-type="float">
            <text:p>11608567</text:p>
          </table:table-cell>
          <table:table-cell office:value-type="float" office:value="56" calcext:value-type="float">
            <text:p>56</text:p>
          </table:table-cell>
          <table:table-cell office:value-type="float" office:value="20100510" calcext:value-type="float">
            <text:p>20100510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0251060" calcext:value-type="float">
            <text:p>10251060</text:p>
          </table:table-cell>
          <table:table-cell office:value-type="float" office:value="76" calcext:value-type="float">
            <text:p>76</text:p>
          </table:table-cell>
          <table:table-cell office:value-type="float" office:value="20090528" calcext:value-type="float">
            <text:p>20090528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251060" calcext:value-type="float">
            <text:p>10251060</text:p>
          </table:table-cell>
          <table:table-cell office:value-type="float" office:value="76" calcext:value-type="float">
            <text:p>76</text:p>
          </table:table-cell>
          <table:table-cell office:value-type="float" office:value="20090528" calcext:value-type="float">
            <text:p>20090528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251060" calcext:value-type="float">
            <text:p>10251060</text:p>
          </table:table-cell>
          <table:table-cell office:value-type="float" office:value="76" calcext:value-type="float">
            <text:p>76</text:p>
          </table:table-cell>
          <table:table-cell office:value-type="float" office:value="20090528" calcext:value-type="float">
            <text:p>200905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51060" calcext:value-type="float">
            <text:p>10251060</text:p>
          </table:table-cell>
          <table:table-cell office:value-type="float" office:value="76" calcext:value-type="float">
            <text:p>76</text:p>
          </table:table-cell>
          <table:table-cell office:value-type="float" office:value="20090528" calcext:value-type="float">
            <text:p>20090528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752612" calcext:value-type="float">
            <text:p>10752612</text:p>
          </table:table-cell>
          <table:table-cell office:value-type="float" office:value="60" calcext:value-type="float">
            <text:p>60</text:p>
          </table:table-cell>
          <table:table-cell office:value-type="float" office:value="20090325" calcext:value-type="float">
            <text:p>20090325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DIS</text:p>
          </table:table-cell>
          <table:table-cell table:number-columns-repeated="59"/>
        </table:table-row>
        <table:table-row table:style-name="ro2">
          <table:table-cell office:value-type="float" office:value="10752612" calcext:value-type="float">
            <text:p>10752612</text:p>
          </table:table-cell>
          <table:table-cell office:value-type="float" office:value="60" calcext:value-type="float">
            <text:p>60</text:p>
          </table:table-cell>
          <table:table-cell office:value-type="float" office:value="20090325" calcext:value-type="float">
            <text:p>20090325</text:p>
          </table:table-cell>
          <table:table-cell table:style-name="ce49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752612" calcext:value-type="float">
            <text:p>10752612</text:p>
          </table:table-cell>
          <table:table-cell office:value-type="float" office:value="60" calcext:value-type="float">
            <text:p>60</text:p>
          </table:table-cell>
          <table:table-cell office:value-type="float" office:value="20090325" calcext:value-type="float">
            <text:p>200903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52612" calcext:value-type="float">
            <text:p>10752612</text:p>
          </table:table-cell>
          <table:table-cell office:value-type="float" office:value="60" calcext:value-type="float">
            <text:p>60</text:p>
          </table:table-cell>
          <table:table-cell office:value-type="float" office:value="20090325" calcext:value-type="float">
            <text:p>20090325</text:p>
          </table:table-cell>
          <table:table-cell table:style-name="ce49" office:value-type="string" calcext:value-type="string">
            <text:p>4b</text:p>
          </table:table-cell>
          <table:table-cell table:number-columns-repeated="60"/>
        </table:table-row>
        <table:table-row table:style-name="ro2">
          <table:table-cell office:value-type="float" office:value="10760148" calcext:value-type="float">
            <text:p>10760148</text:p>
          </table:table-cell>
          <table:table-cell office:value-type="float" office:value="56" calcext:value-type="float">
            <text:p>56</text:p>
          </table:table-cell>
          <table:table-cell office:value-type="float" office:value="20100106" calcext:value-type="float">
            <text:p>2010010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60148" calcext:value-type="float">
            <text:p>10760148</text:p>
          </table:table-cell>
          <table:table-cell office:value-type="float" office:value="56" calcext:value-type="float">
            <text:p>56</text:p>
          </table:table-cell>
          <table:table-cell office:value-type="float" office:value="20100106" calcext:value-type="float">
            <text:p>2010010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87846" calcext:value-type="float">
            <text:p>10487846</text:p>
          </table:table-cell>
          <table:table-cell office:value-type="float" office:value="58" calcext:value-type="float">
            <text:p>58</text:p>
          </table:table-cell>
          <table:table-cell office:value-type="float" office:value="20100113" calcext:value-type="float">
            <text:p>2010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87846" calcext:value-type="float">
            <text:p>10487846</text:p>
          </table:table-cell>
          <table:table-cell office:value-type="float" office:value="58" calcext:value-type="float">
            <text:p>58</text:p>
          </table:table-cell>
          <table:table-cell office:value-type="float" office:value="20100113" calcext:value-type="float">
            <text:p>2010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87846" calcext:value-type="float">
            <text:p>10487846</text:p>
          </table:table-cell>
          <table:table-cell office:value-type="float" office:value="57" calcext:value-type="float">
            <text:p>57</text:p>
          </table:table-cell>
          <table:table-cell office:value-type="float" office:value="20081118" calcext:value-type="float">
            <text:p>200811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487846" calcext:value-type="float">
            <text:p>10487846</text:p>
          </table:table-cell>
          <table:table-cell office:value-type="float" office:value="57" calcext:value-type="float">
            <text:p>57</text:p>
          </table:table-cell>
          <table:table-cell office:value-type="float" office:value="20081118" calcext:value-type="float">
            <text:p>200811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70" calcext:value-type="float">
            <text:p>70</text:p>
          </table:table-cell>
          <table:table-cell office:value-type="float" office:value="20100115" calcext:value-type="float">
            <text:p>2010011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70" calcext:value-type="float">
            <text:p>70</text:p>
          </table:table-cell>
          <table:table-cell office:value-type="float" office:value="20100115" calcext:value-type="float">
            <text:p>2010011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70" calcext:value-type="float">
            <text:p>70</text:p>
          </table:table-cell>
          <table:table-cell office:value-type="float" office:value="20100115" calcext:value-type="float">
            <text:p>201001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70" calcext:value-type="float">
            <text:p>70</text:p>
          </table:table-cell>
          <table:table-cell office:value-type="float" office:value="20100115" calcext:value-type="float">
            <text:p>2010011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69" calcext:value-type="float">
            <text:p>69</text:p>
          </table:table-cell>
          <table:table-cell office:value-type="float" office:value="20081124" calcext:value-type="float">
            <text:p>200811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69" calcext:value-type="float">
            <text:p>69</text:p>
          </table:table-cell>
          <table:table-cell office:value-type="float" office:value="20081124" calcext:value-type="float">
            <text:p>200811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69" calcext:value-type="float">
            <text:p>69</text:p>
          </table:table-cell>
          <table:table-cell office:value-type="float" office:value="20081124" calcext:value-type="float">
            <text:p>200811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68505" calcext:value-type="float">
            <text:p>10868505</text:p>
          </table:table-cell>
          <table:table-cell office:value-type="float" office:value="69" calcext:value-type="float">
            <text:p>69</text:p>
          </table:table-cell>
          <table:table-cell office:value-type="float" office:value="20081124" calcext:value-type="float">
            <text:p>200811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40" calcext:value-type="float">
            <text:p>40</text:p>
          </table:table-cell>
          <table:table-cell office:value-type="float" office:value="20091204" calcext:value-type="float">
            <text:p>200912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40" calcext:value-type="float">
            <text:p>40</text:p>
          </table:table-cell>
          <table:table-cell office:value-type="float" office:value="20091204" calcext:value-type="float">
            <text:p>20091204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40" calcext:value-type="float">
            <text:p>40</text:p>
          </table:table-cell>
          <table:table-cell office:value-type="float" office:value="20091204" calcext:value-type="float">
            <text:p>200912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40" calcext:value-type="float">
            <text:p>40</text:p>
          </table:table-cell>
          <table:table-cell office:value-type="float" office:value="20091204" calcext:value-type="float">
            <text:p>2009120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49" office:value-type="string" calcext:value-type="string">
            <text:p>4a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49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7858" calcext:value-type="float">
            <text:p>11487858</text:p>
          </table:table-cell>
          <table:table-cell office:value-type="float" office:value="39" calcext:value-type="float">
            <text:p>39</text:p>
          </table:table-cell>
          <table:table-cell office:value-type="float" office:value="20090105" calcext:value-type="float">
            <text:p>200901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9208" calcext:value-type="float">
            <text:p>10239208</text:p>
          </table:table-cell>
          <table:table-cell office:value-type="float" office:value="60" calcext:value-type="float">
            <text:p>60</text:p>
          </table:table-cell>
          <table:table-cell office:value-type="float" office:value="20100205" calcext:value-type="float">
            <text:p>201002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9208" calcext:value-type="float">
            <text:p>10239208</text:p>
          </table:table-cell>
          <table:table-cell office:value-type="float" office:value="60" calcext:value-type="float">
            <text:p>60</text:p>
          </table:table-cell>
          <table:table-cell office:value-type="float" office:value="20100205" calcext:value-type="float">
            <text:p>201002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9208" calcext:value-type="float">
            <text:p>10239208</text:p>
          </table:table-cell>
          <table:table-cell office:value-type="float" office:value="59" calcext:value-type="float">
            <text:p>59</text:p>
          </table:table-cell>
          <table:table-cell office:value-type="float" office:value="20090120" calcext:value-type="float">
            <text:p>2009012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9208" calcext:value-type="float">
            <text:p>10239208</text:p>
          </table:table-cell>
          <table:table-cell office:value-type="float" office:value="59" calcext:value-type="float">
            <text:p>59</text:p>
          </table:table-cell>
          <table:table-cell office:value-type="float" office:value="20090120" calcext:value-type="float">
            <text:p>2009012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3" calcext:value-type="float">
            <text:p>53</text:p>
          </table:table-cell>
          <table:table-cell office:value-type="float" office:value="20100108" calcext:value-type="float">
            <text:p>201001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3" calcext:value-type="float">
            <text:p>53</text:p>
          </table:table-cell>
          <table:table-cell office:value-type="float" office:value="20100108" calcext:value-type="float">
            <text:p>201001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3" calcext:value-type="float">
            <text:p>53</text:p>
          </table:table-cell>
          <table:table-cell office:value-type="float" office:value="20100108" calcext:value-type="float">
            <text:p>201001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3" calcext:value-type="float">
            <text:p>53</text:p>
          </table:table-cell>
          <table:table-cell office:value-type="float" office:value="20100108" calcext:value-type="float">
            <text:p>201001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2" calcext:value-type="float">
            <text:p>52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2" calcext:value-type="float">
            <text:p>52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3">
          <table:table-cell office:value-type="float" office:value="11120586" calcext:value-type="float">
            <text:p>11120586</text:p>
          </table:table-cell>
          <table:table-cell office:value-type="float" office:value="52" calcext:value-type="float">
            <text:p>52</text:p>
          </table:table-cell>
          <table:table-cell office:value-type="float" office:value="20090331" calcext:value-type="float">
            <text:p>2009033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20586" calcext:value-type="float">
            <text:p>11120586</text:p>
          </table:table-cell>
          <table:table-cell office:value-type="float" office:value="52" calcext:value-type="float">
            <text:p>52</text:p>
          </table:table-cell>
          <table:table-cell office:value-type="float" office:value="20090331" calcext:value-type="float">
            <text:p>20090331</text:p>
          </table:table-cell>
          <table:table-cell table:style-name="ce49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0634044" calcext:value-type="float">
            <text:p>10634044</text:p>
          </table:table-cell>
          <table:table-cell office:value-type="float" office:value="53" calcext:value-type="float">
            <text:p>53</text:p>
          </table:table-cell>
          <table:table-cell office:value-type="float" office:value="20091204" calcext:value-type="float">
            <text:p>200912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34044" calcext:value-type="float">
            <text:p>10634044</text:p>
          </table:table-cell>
          <table:table-cell office:value-type="float" office:value="53" calcext:value-type="float">
            <text:p>53</text:p>
          </table:table-cell>
          <table:table-cell office:value-type="float" office:value="20091204" calcext:value-type="float">
            <text:p>200912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05307" calcext:value-type="float">
            <text:p>10805307</text:p>
          </table:table-cell>
          <table:table-cell office:value-type="float" office:value="75" calcext:value-type="float">
            <text:p>75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805307" calcext:value-type="float">
            <text:p>10805307</text:p>
          </table:table-cell>
          <table:table-cell office:value-type="float" office:value="75" calcext:value-type="float">
            <text:p>75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741881" calcext:value-type="float">
            <text:p>10741881</text:p>
          </table:table-cell>
          <table:table-cell office:value-type="float" office:value="57" calcext:value-type="float">
            <text:p>57</text:p>
          </table:table-cell>
          <table:table-cell office:value-type="float" office:value="20091222" calcext:value-type="float">
            <text:p>20091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1881" calcext:value-type="float">
            <text:p>10741881</text:p>
          </table:table-cell>
          <table:table-cell office:value-type="float" office:value="57" calcext:value-type="float">
            <text:p>57</text:p>
          </table:table-cell>
          <table:table-cell office:value-type="float" office:value="20091222" calcext:value-type="float">
            <text:p>20091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81189" calcext:value-type="float">
            <text:p>11381189</text:p>
          </table:table-cell>
          <table:table-cell office:value-type="float" office:value="53" calcext:value-type="float">
            <text:p>53</text:p>
          </table:table-cell>
          <table:table-cell office:value-type="float" office:value="20100126" calcext:value-type="float">
            <text:p>201001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81189" calcext:value-type="float">
            <text:p>11381189</text:p>
          </table:table-cell>
          <table:table-cell office:value-type="float" office:value="53" calcext:value-type="float">
            <text:p>53</text:p>
          </table:table-cell>
          <table:table-cell office:value-type="float" office:value="20100126" calcext:value-type="float">
            <text:p>201001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81189" calcext:value-type="float">
            <text:p>11381189</text:p>
          </table:table-cell>
          <table:table-cell office:value-type="float" office:value="53" calcext:value-type="float">
            <text:p>53</text:p>
          </table:table-cell>
          <table:table-cell office:value-type="float" office:value="20100126" calcext:value-type="float">
            <text:p>201001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81189" calcext:value-type="float">
            <text:p>11381189</text:p>
          </table:table-cell>
          <table:table-cell office:value-type="float" office:value="53" calcext:value-type="float">
            <text:p>53</text:p>
          </table:table-cell>
          <table:table-cell office:value-type="float" office:value="20100126" calcext:value-type="float">
            <text:p>201001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93091" calcext:value-type="float">
            <text:p>10793091</text:p>
          </table:table-cell>
          <table:table-cell office:value-type="float" office:value="34" calcext:value-type="float">
            <text:p>34</text:p>
          </table:table-cell>
          <table:table-cell office:value-type="float" office:value="20100128" calcext:value-type="float">
            <text:p>201001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93091" calcext:value-type="float">
            <text:p>10793091</text:p>
          </table:table-cell>
          <table:table-cell office:value-type="float" office:value="34" calcext:value-type="float">
            <text:p>34</text:p>
          </table:table-cell>
          <table:table-cell office:value-type="float" office:value="20100128" calcext:value-type="float">
            <text:p>201001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6794" calcext:value-type="float">
            <text:p>10236794</text:p>
          </table:table-cell>
          <table:table-cell office:value-type="float" office:value="61" calcext:value-type="float">
            <text:p>61</text:p>
          </table:table-cell>
          <table:table-cell office:value-type="float" office:value="20100209" calcext:value-type="float">
            <text:p>20100209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236794" calcext:value-type="float">
            <text:p>10236794</text:p>
          </table:table-cell>
          <table:table-cell office:value-type="float" office:value="61" calcext:value-type="float">
            <text:p>61</text:p>
          </table:table-cell>
          <table:table-cell office:value-type="float" office:value="20100209" calcext:value-type="float">
            <text:p>20100209</text:p>
          </table:table-cell>
          <table:table-cell table:style-name="ce51" office:value-type="string" calcext:value-type="string">
            <text:p>4c</text:p>
          </table:table-cell>
          <table:table-cell table:number-columns-repeated="60"/>
        </table:table-row>
        <table:table-row table:style-name="ro3">
          <table:table-cell office:value-type="float" office:value="10236794" calcext:value-type="float">
            <text:p>10236794</text:p>
          </table:table-cell>
          <table:table-cell office:value-type="float" office:value="61" calcext:value-type="float">
            <text:p>61</text:p>
          </table:table-cell>
          <table:table-cell office:value-type="float" office:value="20100209" calcext:value-type="float">
            <text:p>20100209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36794" calcext:value-type="float">
            <text:p>10236794</text:p>
          </table:table-cell>
          <table:table-cell office:value-type="float" office:value="61" calcext:value-type="float">
            <text:p>61</text:p>
          </table:table-cell>
          <table:table-cell office:value-type="float" office:value="20100209" calcext:value-type="float">
            <text:p>20100209</text:p>
          </table:table-cell>
          <table:table-cell table:style-name="ce51" office:value-type="string" calcext:value-type="string">
            <text:p>4c</text:p>
          </table:table-cell>
          <table:table-cell table:number-columns-repeated="60"/>
        </table:table-row>
        <table:table-row table:style-name="ro2">
          <table:table-cell office:value-type="float" office:value="10315862" calcext:value-type="float">
            <text:p>10315862</text:p>
          </table:table-cell>
          <table:table-cell office:value-type="float" office:value="87" calcext:value-type="float">
            <text:p>87</text:p>
          </table:table-cell>
          <table:table-cell office:value-type="float" office:value="20100219" calcext:value-type="float">
            <text:p>201002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315862" calcext:value-type="float">
            <text:p>10315862</text:p>
          </table:table-cell>
          <table:table-cell office:value-type="float" office:value="87" calcext:value-type="float">
            <text:p>87</text:p>
          </table:table-cell>
          <table:table-cell office:value-type="float" office:value="20100219" calcext:value-type="float">
            <text:p>201002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49057" calcext:value-type="float">
            <text:p>10949057</text:p>
          </table:table-cell>
          <table:table-cell office:value-type="float" office:value="60" calcext:value-type="float">
            <text:p>60</text:p>
          </table:table-cell>
          <table:table-cell office:value-type="float" office:value="20100222" calcext:value-type="float">
            <text:p>20100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49057" calcext:value-type="float">
            <text:p>10949057</text:p>
          </table:table-cell>
          <table:table-cell office:value-type="float" office:value="60" calcext:value-type="float">
            <text:p>60</text:p>
          </table:table-cell>
          <table:table-cell office:value-type="float" office:value="20100222" calcext:value-type="float">
            <text:p>20100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49057" calcext:value-type="float">
            <text:p>10949057</text:p>
          </table:table-cell>
          <table:table-cell office:value-type="float" office:value="60" calcext:value-type="float">
            <text:p>60</text:p>
          </table:table-cell>
          <table:table-cell office:value-type="float" office:value="20100222" calcext:value-type="float">
            <text:p>20100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949057" calcext:value-type="float">
            <text:p>10949057</text:p>
          </table:table-cell>
          <table:table-cell office:value-type="float" office:value="60" calcext:value-type="float">
            <text:p>60</text:p>
          </table:table-cell>
          <table:table-cell office:value-type="float" office:value="20100222" calcext:value-type="float">
            <text:p>201002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6" calcext:value-type="float">
            <text:p>66</text:p>
          </table:table-cell>
          <table:table-cell office:value-type="float" office:value="20100224" calcext:value-type="float">
            <text:p>201002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6" calcext:value-type="float">
            <text:p>66</text:p>
          </table:table-cell>
          <table:table-cell office:value-type="float" office:value="20100224" calcext:value-type="float">
            <text:p>201002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6" calcext:value-type="float">
            <text:p>66</text:p>
          </table:table-cell>
          <table:table-cell office:value-type="float" office:value="20100224" calcext:value-type="float">
            <text:p>201002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6" calcext:value-type="float">
            <text:p>66</text:p>
          </table:table-cell>
          <table:table-cell office:value-type="float" office:value="20100224" calcext:value-type="float">
            <text:p>2010022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5" calcext:value-type="float">
            <text:p>65</text:p>
          </table:table-cell>
          <table:table-cell office:value-type="float" office:value="20090212" calcext:value-type="float">
            <text:p>2009021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5" calcext:value-type="float">
            <text:p>65</text:p>
          </table:table-cell>
          <table:table-cell office:value-type="float" office:value="20090212" calcext:value-type="float">
            <text:p>2009021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5" calcext:value-type="float">
            <text:p>65</text:p>
          </table:table-cell>
          <table:table-cell office:value-type="float" office:value="20090212" calcext:value-type="float">
            <text:p>200902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40604" calcext:value-type="float">
            <text:p>11240604</text:p>
          </table:table-cell>
          <table:table-cell office:value-type="float" office:value="65" calcext:value-type="float">
            <text:p>65</text:p>
          </table:table-cell>
          <table:table-cell office:value-type="float" office:value="20090212" calcext:value-type="float">
            <text:p>200902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35144" calcext:value-type="float">
            <text:p>11235144</text:p>
          </table:table-cell>
          <table:table-cell office:value-type="float" office:value="46" calcext:value-type="float">
            <text:p>46</text:p>
          </table:table-cell>
          <table:table-cell office:value-type="float" office:value="20100225" calcext:value-type="float">
            <text:p>201002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35144" calcext:value-type="float">
            <text:p>11235144</text:p>
          </table:table-cell>
          <table:table-cell office:value-type="float" office:value="46" calcext:value-type="float">
            <text:p>46</text:p>
          </table:table-cell>
          <table:table-cell office:value-type="float" office:value="20100225" calcext:value-type="float">
            <text:p>201002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35144" calcext:value-type="float">
            <text:p>11235144</text:p>
          </table:table-cell>
          <table:table-cell office:value-type="float" office:value="46" calcext:value-type="float">
            <text:p>46</text:p>
          </table:table-cell>
          <table:table-cell office:value-type="float" office:value="20100225" calcext:value-type="float">
            <text:p>201002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35144" calcext:value-type="float">
            <text:p>11235144</text:p>
          </table:table-cell>
          <table:table-cell office:value-type="float" office:value="46" calcext:value-type="float">
            <text:p>46</text:p>
          </table:table-cell>
          <table:table-cell office:value-type="float" office:value="20100225" calcext:value-type="float">
            <text:p>201002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96839" calcext:value-type="float">
            <text:p>11596839</text:p>
          </table:table-cell>
          <table:table-cell office:value-type="float" office:value="47" calcext:value-type="float">
            <text:p>47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596839" calcext:value-type="float">
            <text:p>11596839</text:p>
          </table:table-cell>
          <table:table-cell office:value-type="float" office:value="47" calcext:value-type="float">
            <text:p>47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1596839" calcext:value-type="float">
            <text:p>11596839</text:p>
          </table:table-cell>
          <table:table-cell office:value-type="float" office:value="47" calcext:value-type="float">
            <text:p>47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96839" calcext:value-type="float">
            <text:p>11596839</text:p>
          </table:table-cell>
          <table:table-cell office:value-type="float" office:value="47" calcext:value-type="float">
            <text:p>47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string" calcext:value-type="string">
            <text:p>4a</text:p>
          </table:table-cell>
          <table:table-cell table:number-columns-repeated="60"/>
        </table:table-row>
        <table:table-row table:style-name="ro2">
          <table:table-cell office:value-type="float" office:value="11169283" calcext:value-type="float">
            <text:p>11169283</text:p>
          </table:table-cell>
          <table:table-cell office:value-type="float" office:value="78" calcext:value-type="float">
            <text:p>78</text:p>
          </table:table-cell>
          <table:table-cell office:value-type="float" office:value="20100316" calcext:value-type="float">
            <text:p>201003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69283" calcext:value-type="float">
            <text:p>11169283</text:p>
          </table:table-cell>
          <table:table-cell office:value-type="float" office:value="78" calcext:value-type="float">
            <text:p>78</text:p>
          </table:table-cell>
          <table:table-cell office:value-type="float" office:value="20100316" calcext:value-type="float">
            <text:p>201003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69283" calcext:value-type="float">
            <text:p>11169283</text:p>
          </table:table-cell>
          <table:table-cell office:value-type="float" office:value="78" calcext:value-type="float">
            <text:p>78</text:p>
          </table:table-cell>
          <table:table-cell office:value-type="float" office:value="20100316" calcext:value-type="float">
            <text:p>201003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69283" calcext:value-type="float">
            <text:p>11169283</text:p>
          </table:table-cell>
          <table:table-cell office:value-type="float" office:value="78" calcext:value-type="float">
            <text:p>78</text:p>
          </table:table-cell>
          <table:table-cell office:value-type="float" office:value="20100316" calcext:value-type="float">
            <text:p>2010031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88229" calcext:value-type="float">
            <text:p>11488229</text:p>
          </table:table-cell>
          <table:table-cell office:value-type="float" office:value="49" calcext:value-type="float">
            <text:p>49</text:p>
          </table:table-cell>
          <table:table-cell office:value-type="float" office:value="20100317" calcext:value-type="float">
            <text:p>20100317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488229" calcext:value-type="float">
            <text:p>11488229</text:p>
          </table:table-cell>
          <table:table-cell office:value-type="float" office:value="49" calcext:value-type="float">
            <text:p>49</text:p>
          </table:table-cell>
          <table:table-cell office:value-type="float" office:value="20100317" calcext:value-type="float">
            <text:p>20100317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488229" calcext:value-type="float">
            <text:p>11488229</text:p>
          </table:table-cell>
          <table:table-cell office:value-type="float" office:value="49" calcext:value-type="float">
            <text:p>49</text:p>
          </table:table-cell>
          <table:table-cell office:value-type="float" office:value="20100317" calcext:value-type="float">
            <text:p>20100317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488229" calcext:value-type="float">
            <text:p>11488229</text:p>
          </table:table-cell>
          <table:table-cell office:value-type="float" office:value="49" calcext:value-type="float">
            <text:p>49</text:p>
          </table:table-cell>
          <table:table-cell office:value-type="float" office:value="20100317" calcext:value-type="float">
            <text:p>20100317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379512" calcext:value-type="float">
            <text:p>10379512</text:p>
          </table:table-cell>
          <table:table-cell office:value-type="float" office:value="62" calcext:value-type="float">
            <text:p>62</text:p>
          </table:table-cell>
          <table:table-cell office:value-type="float" office:value="20100318" calcext:value-type="float">
            <text:p>20100318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379512" calcext:value-type="float">
            <text:p>10379512</text:p>
          </table:table-cell>
          <table:table-cell office:value-type="float" office:value="62" calcext:value-type="float">
            <text:p>62</text:p>
          </table:table-cell>
          <table:table-cell office:value-type="float" office:value="20100318" calcext:value-type="float">
            <text:p>20100318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379512" calcext:value-type="float">
            <text:p>10379512</text:p>
          </table:table-cell>
          <table:table-cell office:value-type="float" office:value="62" calcext:value-type="float">
            <text:p>62</text:p>
          </table:table-cell>
          <table:table-cell office:value-type="float" office:value="20100318" calcext:value-type="float">
            <text:p>2010031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379512" calcext:value-type="float">
            <text:p>10379512</text:p>
          </table:table-cell>
          <table:table-cell office:value-type="float" office:value="62" calcext:value-type="float">
            <text:p>62</text:p>
          </table:table-cell>
          <table:table-cell office:value-type="float" office:value="20100318" calcext:value-type="float">
            <text:p>20100318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853868" calcext:value-type="float">
            <text:p>10853868</text:p>
          </table:table-cell>
          <table:table-cell office:value-type="float" office:value="58" calcext:value-type="float">
            <text:p>58</text:p>
          </table:table-cell>
          <table:table-cell office:value-type="float" office:value="20100319" calcext:value-type="float">
            <text:p>201003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53868" calcext:value-type="float">
            <text:p>10853868</text:p>
          </table:table-cell>
          <table:table-cell office:value-type="float" office:value="58" calcext:value-type="float">
            <text:p>58</text:p>
          </table:table-cell>
          <table:table-cell office:value-type="float" office:value="20100319" calcext:value-type="float">
            <text:p>201003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53868" calcext:value-type="float">
            <text:p>10853868</text:p>
          </table:table-cell>
          <table:table-cell office:value-type="float" office:value="58" calcext:value-type="float">
            <text:p>58</text:p>
          </table:table-cell>
          <table:table-cell office:value-type="float" office:value="20100319" calcext:value-type="float">
            <text:p>201003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853868" calcext:value-type="float">
            <text:p>10853868</text:p>
          </table:table-cell>
          <table:table-cell office:value-type="float" office:value="58" calcext:value-type="float">
            <text:p>58</text:p>
          </table:table-cell>
          <table:table-cell office:value-type="float" office:value="20100319" calcext:value-type="float">
            <text:p>2010031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547276" calcext:value-type="float">
            <text:p>11547276</text:p>
          </table:table-cell>
          <table:table-cell office:value-type="float" office:value="60" calcext:value-type="float">
            <text:p>60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547276" calcext:value-type="float">
            <text:p>11547276</text:p>
          </table:table-cell>
          <table:table-cell office:value-type="float" office:value="60" calcext:value-type="float">
            <text:p>60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55962" calcext:value-type="float">
            <text:p>10255962</text:p>
          </table:table-cell>
          <table:table-cell office:value-type="float" office:value="71" calcext:value-type="float">
            <text:p>71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55962" calcext:value-type="float">
            <text:p>10255962</text:p>
          </table:table-cell>
          <table:table-cell office:value-type="float" office:value="71" calcext:value-type="float">
            <text:p>71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55962" calcext:value-type="float">
            <text:p>10255962</text:p>
          </table:table-cell>
          <table:table-cell office:value-type="float" office:value="71" calcext:value-type="float">
            <text:p>71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55962" calcext:value-type="float">
            <text:p>10255962</text:p>
          </table:table-cell>
          <table:table-cell office:value-type="float" office:value="71" calcext:value-type="float">
            <text:p>71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2955" calcext:value-type="float">
            <text:p>10742955</text:p>
          </table:table-cell>
          <table:table-cell office:value-type="float" office:value="48" calcext:value-type="float">
            <text:p>48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2955" calcext:value-type="float">
            <text:p>10742955</text:p>
          </table:table-cell>
          <table:table-cell office:value-type="float" office:value="48" calcext:value-type="float">
            <text:p>48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742955" calcext:value-type="float">
            <text:p>10742955</text:p>
          </table:table-cell>
          <table:table-cell office:value-type="float" office:value="48" calcext:value-type="float">
            <text:p>48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2955" calcext:value-type="float">
            <text:p>10742955</text:p>
          </table:table-cell>
          <table:table-cell office:value-type="float" office:value="48" calcext:value-type="float">
            <text:p>48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312522" calcext:value-type="float">
            <text:p>10312522</text:p>
          </table:table-cell>
          <table:table-cell office:value-type="float" office:value="75" calcext:value-type="float">
            <text:p>75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312522" calcext:value-type="float">
            <text:p>10312522</text:p>
          </table:table-cell>
          <table:table-cell office:value-type="float" office:value="75" calcext:value-type="float">
            <text:p>75</text:p>
          </table:table-cell>
          <table:table-cell office:value-type="float" office:value="20100322" calcext:value-type="float">
            <text:p>20100322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4" calcext:value-type="float">
            <text:p>44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4" calcext:value-type="float">
            <text:p>44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4" calcext:value-type="float">
            <text:p>44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4" calcext:value-type="float">
            <text:p>44</text:p>
          </table:table-cell>
          <table:table-cell office:value-type="float" office:value="20091211" calcext:value-type="float">
            <text:p>200912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3" calcext:value-type="float">
            <text:p>43</text:p>
          </table:table-cell>
          <table:table-cell office:value-type="float" office:value="20090122" calcext:value-type="float">
            <text:p>200901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3" calcext:value-type="float">
            <text:p>43</text:p>
          </table:table-cell>
          <table:table-cell office:value-type="float" office:value="20090122" calcext:value-type="float">
            <text:p>200901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3" calcext:value-type="float">
            <text:p>43</text:p>
          </table:table-cell>
          <table:table-cell office:value-type="float" office:value="20090122" calcext:value-type="float">
            <text:p>2009012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9692" calcext:value-type="float">
            <text:p>10199692</text:p>
          </table:table-cell>
          <table:table-cell office:value-type="float" office:value="43" calcext:value-type="float">
            <text:p>43</text:p>
          </table:table-cell>
          <table:table-cell office:value-type="float" office:value="20090122" calcext:value-type="float">
            <text:p>200901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008307" calcext:value-type="float">
            <text:p>10008307</text:p>
          </table:table-cell>
          <table:table-cell office:value-type="float" office:value="72" calcext:value-type="float">
            <text:p>72</text:p>
          </table:table-cell>
          <table:table-cell office:value-type="float" office:value="20090715" calcext:value-type="float">
            <text:p>20090715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DI</text:p>
          </table:table-cell>
          <table:table-cell table:number-columns-repeated="59"/>
        </table:table-row>
        <table:table-row table:style-name="ro2">
          <table:table-cell office:value-type="float" office:value="10008307" calcext:value-type="float">
            <text:p>10008307</text:p>
          </table:table-cell>
          <table:table-cell office:value-type="float" office:value="72" calcext:value-type="float">
            <text:p>72</text:p>
          </table:table-cell>
          <table:table-cell office:value-type="float" office:value="20090715" calcext:value-type="float">
            <text:p>20090715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1524727" calcext:value-type="float">
            <text:p>11524727</text:p>
          </table:table-cell>
          <table:table-cell office:value-type="float" office:value="44" calcext:value-type="float">
            <text:p>44</text:p>
          </table:table-cell>
          <table:table-cell office:value-type="float" office:value="20090819" calcext:value-type="float">
            <text:p>20090819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Fibroadenoma</text:p>
          </table:table-cell>
          <table:table-cell table:number-columns-repeated="59"/>
        </table:table-row>
        <table:table-row table:style-name="ro2">
          <table:table-cell office:value-type="float" office:value="11524727" calcext:value-type="float">
            <text:p>11524727</text:p>
          </table:table-cell>
          <table:table-cell office:value-type="float" office:value="44" calcext:value-type="float">
            <text:p>44</text:p>
          </table:table-cell>
          <table:table-cell office:value-type="float" office:value="20090819" calcext:value-type="float">
            <text:p>20090819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747508" calcext:value-type="float">
            <text:p>10747508</text:p>
          </table:table-cell>
          <table:table-cell office:value-type="float" office:value="49" calcext:value-type="float">
            <text:p>49</text:p>
          </table:table-cell>
          <table:table-cell office:value-type="float" office:value="20090907" calcext:value-type="float">
            <text:p>2009090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7508" calcext:value-type="float">
            <text:p>10747508</text:p>
          </table:table-cell>
          <table:table-cell office:value-type="float" office:value="49" calcext:value-type="float">
            <text:p>49</text:p>
          </table:table-cell>
          <table:table-cell office:value-type="float" office:value="20090907" calcext:value-type="float">
            <text:p>2009090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7508" calcext:value-type="float">
            <text:p>10747508</text:p>
          </table:table-cell>
          <table:table-cell office:value-type="float" office:value="49" calcext:value-type="float">
            <text:p>49</text:p>
          </table:table-cell>
          <table:table-cell office:value-type="float" office:value="20090907" calcext:value-type="float">
            <text:p>2009090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47508" calcext:value-type="float">
            <text:p>10747508</text:p>
          </table:table-cell>
          <table:table-cell office:value-type="float" office:value="49" calcext:value-type="float">
            <text:p>49</text:p>
          </table:table-cell>
          <table:table-cell office:value-type="float" office:value="20090907" calcext:value-type="float">
            <text:p>2009090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770" calcext:value-type="float">
            <text:p>10653770</text:p>
          </table:table-cell>
          <table:table-cell office:value-type="float" office:value="55" calcext:value-type="float">
            <text:p>55</text:p>
          </table:table-cell>
          <table:table-cell office:value-type="float" office:value="20091028" calcext:value-type="float">
            <text:p>200910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770" calcext:value-type="float">
            <text:p>10653770</text:p>
          </table:table-cell>
          <table:table-cell office:value-type="float" office:value="55" calcext:value-type="float">
            <text:p>55</text:p>
          </table:table-cell>
          <table:table-cell office:value-type="float" office:value="20091028" calcext:value-type="float">
            <text:p>200910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770" calcext:value-type="float">
            <text:p>10653770</text:p>
          </table:table-cell>
          <table:table-cell office:value-type="float" office:value="55" calcext:value-type="float">
            <text:p>55</text:p>
          </table:table-cell>
          <table:table-cell office:value-type="float" office:value="20091028" calcext:value-type="float">
            <text:p>200910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770" calcext:value-type="float">
            <text:p>10653770</text:p>
          </table:table-cell>
          <table:table-cell office:value-type="float" office:value="55" calcext:value-type="float">
            <text:p>55</text:p>
          </table:table-cell>
          <table:table-cell office:value-type="float" office:value="20091028" calcext:value-type="float">
            <text:p>200910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75399" calcext:value-type="float">
            <text:p>10275399</text:p>
          </table:table-cell>
          <table:table-cell office:value-type="float" office:value="72" calcext:value-type="float">
            <text:p>72</text:p>
          </table:table-cell>
          <table:table-cell office:value-type="float" office:value="20100226" calcext:value-type="float">
            <text:p>201002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75399" calcext:value-type="float">
            <text:p>10275399</text:p>
          </table:table-cell>
          <table:table-cell office:value-type="float" office:value="72" calcext:value-type="float">
            <text:p>72</text:p>
          </table:table-cell>
          <table:table-cell office:value-type="float" office:value="20100226" calcext:value-type="float">
            <text:p>2010022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5" calcext:value-type="float">
            <text:p>55</text:p>
          </table:table-cell>
          <table:table-cell office:value-type="float" office:value="20100125" calcext:value-type="float">
            <text:p>201001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5" calcext:value-type="float">
            <text:p>55</text:p>
          </table:table-cell>
          <table:table-cell office:value-type="float" office:value="20100125" calcext:value-type="float">
            <text:p>201001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5" calcext:value-type="float">
            <text:p>55</text:p>
          </table:table-cell>
          <table:table-cell office:value-type="float" office:value="20100125" calcext:value-type="float">
            <text:p>201001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5" calcext:value-type="float">
            <text:p>55</text:p>
          </table:table-cell>
          <table:table-cell office:value-type="float" office:value="20100125" calcext:value-type="float">
            <text:p>2010012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4" calcext:value-type="float">
            <text:p>54</text:p>
          </table:table-cell>
          <table:table-cell office:value-type="float" office:value="20090113" calcext:value-type="float">
            <text:p>2009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4" calcext:value-type="float">
            <text:p>54</text:p>
          </table:table-cell>
          <table:table-cell office:value-type="float" office:value="20090113" calcext:value-type="float">
            <text:p>2009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4" calcext:value-type="float">
            <text:p>54</text:p>
          </table:table-cell>
          <table:table-cell office:value-type="float" office:value="20090113" calcext:value-type="float">
            <text:p>2009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197022" calcext:value-type="float">
            <text:p>10197022</text:p>
          </table:table-cell>
          <table:table-cell office:value-type="float" office:value="54" calcext:value-type="float">
            <text:p>54</text:p>
          </table:table-cell>
          <table:table-cell office:value-type="float" office:value="20090113" calcext:value-type="float">
            <text:p>2009011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95110" calcext:value-type="float">
            <text:p>11295110</text:p>
          </table:table-cell>
          <table:table-cell office:value-type="float" office:value="51" calcext:value-type="float">
            <text:p>51</text:p>
          </table:table-cell>
          <table:table-cell office:value-type="float" office:value="20100121" calcext:value-type="float">
            <text:p>2010012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95110" calcext:value-type="float">
            <text:p>11295110</text:p>
          </table:table-cell>
          <table:table-cell office:value-type="float" office:value="51" calcext:value-type="float">
            <text:p>51</text:p>
          </table:table-cell>
          <table:table-cell office:value-type="float" office:value="20100121" calcext:value-type="float">
            <text:p>2010012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1295110" calcext:value-type="float">
            <text:p>11295110</text:p>
          </table:table-cell>
          <table:table-cell office:value-type="float" office:value="51" calcext:value-type="float">
            <text:p>51</text:p>
          </table:table-cell>
          <table:table-cell office:value-type="float" office:value="20100121" calcext:value-type="float">
            <text:p>2010012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95110" calcext:value-type="float">
            <text:p>11295110</text:p>
          </table:table-cell>
          <table:table-cell office:value-type="float" office:value="51" calcext:value-type="float">
            <text:p>51</text:p>
          </table:table-cell>
          <table:table-cell office:value-type="float" office:value="20100121" calcext:value-type="float">
            <text:p>2010012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float" office:value="10514189" calcext:value-type="float">
            <text:p>10514189</text:p>
          </table:table-cell>
          <table:table-cell office:value-type="float" office:value="63" calcext:value-type="float">
            <text:p>63</text:p>
          </table:table-cell>
          <table:table-cell office:value-type="float" office:value="20100302" calcext:value-type="float">
            <text:p>20100302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514189" calcext:value-type="float">
            <text:p>10514189</text:p>
          </table:table-cell>
          <table:table-cell office:value-type="float" office:value="63" calcext:value-type="float">
            <text:p>63</text:p>
          </table:table-cell>
          <table:table-cell office:value-type="float" office:value="20100302" calcext:value-type="float">
            <text:p>2010030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14189" calcext:value-type="float">
            <text:p>10514189</text:p>
          </table:table-cell>
          <table:table-cell office:value-type="float" office:value="63" calcext:value-type="float">
            <text:p>63</text:p>
          </table:table-cell>
          <table:table-cell office:value-type="float" office:value="20100302" calcext:value-type="float">
            <text:p>20100302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514189" calcext:value-type="float">
            <text:p>10514189</text:p>
          </table:table-cell>
          <table:table-cell office:value-type="float" office:value="63" calcext:value-type="float">
            <text:p>63</text:p>
          </table:table-cell>
          <table:table-cell office:value-type="float" office:value="20100302" calcext:value-type="float">
            <text:p>2010030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66225" calcext:value-type="float">
            <text:p>11466225</text:p>
          </table:table-cell>
          <table:table-cell office:value-type="float" office:value="45" calcext:value-type="float">
            <text:p>45</text:p>
          </table:table-cell>
          <table:table-cell office:value-type="float" office:value="20100303" calcext:value-type="float">
            <text:p>20100303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66225" calcext:value-type="float">
            <text:p>11466225</text:p>
          </table:table-cell>
          <table:table-cell office:value-type="float" office:value="45" calcext:value-type="float">
            <text:p>45</text:p>
          </table:table-cell>
          <table:table-cell office:value-type="float" office:value="20100303" calcext:value-type="float">
            <text:p>20100303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66225" calcext:value-type="float">
            <text:p>11466225</text:p>
          </table:table-cell>
          <table:table-cell office:value-type="float" office:value="45" calcext:value-type="float">
            <text:p>45</text:p>
          </table:table-cell>
          <table:table-cell office:value-type="float" office:value="20100303" calcext:value-type="float">
            <text:p>20100303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66225" calcext:value-type="float">
            <text:p>11466225</text:p>
          </table:table-cell>
          <table:table-cell office:value-type="float" office:value="45" calcext:value-type="float">
            <text:p>45</text:p>
          </table:table-cell>
          <table:table-cell office:value-type="float" office:value="20100303" calcext:value-type="float">
            <text:p>20100303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40184" calcext:value-type="float">
            <text:p>10240184</text:p>
          </table:table-cell>
          <table:table-cell office:value-type="float" office:value="37" calcext:value-type="float">
            <text:p>37</text:p>
          </table:table-cell>
          <table:table-cell office:value-type="float" office:value="20100304" calcext:value-type="float">
            <text:p>20100304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40184" calcext:value-type="float">
            <text:p>10240184</text:p>
          </table:table-cell>
          <table:table-cell office:value-type="float" office:value="37" calcext:value-type="float">
            <text:p>37</text:p>
          </table:table-cell>
          <table:table-cell office:value-type="float" office:value="20100304" calcext:value-type="float">
            <text:p>20100304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53382" calcext:value-type="float">
            <text:p>11253382</text:p>
          </table:table-cell>
          <table:table-cell office:value-type="float" office:value="76" calcext:value-type="float">
            <text:p>76</text:p>
          </table:table-cell>
          <table:table-cell office:value-type="float" office:value="20100305" calcext:value-type="float">
            <text:p>20100305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53382" calcext:value-type="float">
            <text:p>11253382</text:p>
          </table:table-cell>
          <table:table-cell office:value-type="float" office:value="76" calcext:value-type="float">
            <text:p>76</text:p>
          </table:table-cell>
          <table:table-cell office:value-type="float" office:value="20100305" calcext:value-type="float">
            <text:p>20100305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599041" calcext:value-type="float">
            <text:p>11599041</text:p>
          </table:table-cell>
          <table:table-cell office:value-type="float" office:value="51" calcext:value-type="float">
            <text:p>51</text:p>
          </table:table-cell>
          <table:table-cell office:value-type="float" office:value="20100309" calcext:value-type="float">
            <text:p>20100309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1599041" calcext:value-type="float">
            <text:p>11599041</text:p>
          </table:table-cell>
          <table:table-cell office:value-type="float" office:value="51" calcext:value-type="float">
            <text:p>51</text:p>
          </table:table-cell>
          <table:table-cell office:value-type="float" office:value="20100309" calcext:value-type="float">
            <text:p>20100309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1599041" calcext:value-type="float">
            <text:p>11599041</text:p>
          </table:table-cell>
          <table:table-cell office:value-type="float" office:value="51" calcext:value-type="float">
            <text:p>51</text:p>
          </table:table-cell>
          <table:table-cell office:value-type="float" office:value="20100309" calcext:value-type="float">
            <text:p>2010030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599041" calcext:value-type="float">
            <text:p>11599041</text:p>
          </table:table-cell>
          <table:table-cell office:value-type="float" office:value="51" calcext:value-type="float">
            <text:p>51</text:p>
          </table:table-cell>
          <table:table-cell office:value-type="float" office:value="20100309" calcext:value-type="float">
            <text:p>20100309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office:value-type="float" office:value="10074887" calcext:value-type="float">
            <text:p>10074887</text:p>
          </table:table-cell>
          <table:table-cell office:value-type="float" office:value="54" calcext:value-type="float">
            <text:p>54</text:p>
          </table:table-cell>
          <table:table-cell office:value-type="float" office:value="20100310" calcext:value-type="float">
            <text:p>2010031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074887" calcext:value-type="float">
            <text:p>10074887</text:p>
          </table:table-cell>
          <table:table-cell office:value-type="float" office:value="54" calcext:value-type="float">
            <text:p>54</text:p>
          </table:table-cell>
          <table:table-cell office:value-type="float" office:value="20100310" calcext:value-type="float">
            <text:p>2010031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76450" calcext:value-type="float">
            <text:p>11176450</text:p>
          </table:table-cell>
          <table:table-cell office:value-type="float" office:value="52" calcext:value-type="float">
            <text:p>52</text:p>
          </table:table-cell>
          <table:table-cell office:value-type="float" office:value="20100311" calcext:value-type="float">
            <text:p>20100311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76450" calcext:value-type="float">
            <text:p>11176450</text:p>
          </table:table-cell>
          <table:table-cell office:value-type="float" office:value="52" calcext:value-type="float">
            <text:p>52</text:p>
          </table:table-cell>
          <table:table-cell office:value-type="float" office:value="20100311" calcext:value-type="float">
            <text:p>201003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76450" calcext:value-type="float">
            <text:p>11176450</text:p>
          </table:table-cell>
          <table:table-cell office:value-type="float" office:value="52" calcext:value-type="float">
            <text:p>52</text:p>
          </table:table-cell>
          <table:table-cell office:value-type="float" office:value="20100311" calcext:value-type="float">
            <text:p>201003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76450" calcext:value-type="float">
            <text:p>11176450</text:p>
          </table:table-cell>
          <table:table-cell office:value-type="float" office:value="52" calcext:value-type="float">
            <text:p>52</text:p>
          </table:table-cell>
          <table:table-cell office:value-type="float" office:value="20100311" calcext:value-type="float">
            <text:p>2010031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232045" calcext:value-type="float">
            <text:p>10232045</text:p>
          </table:table-cell>
          <table:table-cell office:value-type="float" office:value="65" calcext:value-type="float">
            <text:p>65</text:p>
          </table:table-cell>
          <table:table-cell office:value-type="float" office:value="20100311" calcext:value-type="float">
            <text:p>2010031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232045" calcext:value-type="float">
            <text:p>10232045</text:p>
          </table:table-cell>
          <table:table-cell office:value-type="float" office:value="65" calcext:value-type="float">
            <text:p>65</text:p>
          </table:table-cell>
          <table:table-cell office:value-type="float" office:value="20100311" calcext:value-type="float">
            <text:p>20100311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37476" calcext:value-type="float">
            <text:p>11137476</text:p>
          </table:table-cell>
          <table:table-cell office:value-type="float" office:value="51" calcext:value-type="float">
            <text:p>51</text:p>
          </table:table-cell>
          <table:table-cell office:value-type="float" office:value="20100312" calcext:value-type="float">
            <text:p>2010031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37476" calcext:value-type="float">
            <text:p>11137476</text:p>
          </table:table-cell>
          <table:table-cell office:value-type="float" office:value="51" calcext:value-type="float">
            <text:p>51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137476" calcext:value-type="float">
            <text:p>11137476</text:p>
          </table:table-cell>
          <table:table-cell office:value-type="float" office:value="51" calcext:value-type="float">
            <text:p>51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137476" calcext:value-type="float">
            <text:p>11137476</text:p>
          </table:table-cell>
          <table:table-cell office:value-type="float" office:value="51" calcext:value-type="float">
            <text:p>51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218410" calcext:value-type="float">
            <text:p>11218410</text:p>
          </table:table-cell>
          <table:table-cell office:value-type="float" office:value="43" calcext:value-type="float">
            <text:p>43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218410" calcext:value-type="float">
            <text:p>11218410</text:p>
          </table:table-cell>
          <table:table-cell office:value-type="float" office:value="43" calcext:value-type="float">
            <text:p>43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952189" calcext:value-type="float">
            <text:p>10952189</text:p>
          </table:table-cell>
          <table:table-cell office:value-type="float" office:value="72" calcext:value-type="float">
            <text:p>72</text:p>
          </table:table-cell>
          <table:table-cell office:value-type="float" office:value="20100204" calcext:value-type="float">
            <text:p>20100204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 Invasor</text:p>
          </table:table-cell>
          <table:table-cell table:number-columns-repeated="59"/>
        </table:table-row>
        <table:table-row table:style-name="ro2">
          <table:table-cell office:value-type="float" office:value="10952189" calcext:value-type="float">
            <text:p>10952189</text:p>
          </table:table-cell>
          <table:table-cell office:value-type="float" office:value="72" calcext:value-type="float">
            <text:p>72</text:p>
          </table:table-cell>
          <table:table-cell office:value-type="float" office:value="20100204" calcext:value-type="float">
            <text:p>2010020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office:value-type="float" office:value="10952189" calcext:value-type="float">
            <text:p>10952189</text:p>
          </table:table-cell>
          <table:table-cell office:value-type="float" office:value="71" calcext:value-type="float">
            <text:p>71</text:p>
          </table:table-cell>
          <table:table-cell office:value-type="float" office:value="20090505" calcext:value-type="float">
            <text:p>200905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62" office:value-type="float" office:value="10952189" calcext:value-type="float">
            <text:p>10952189</text:p>
          </table:table-cell>
          <table:table-cell table:style-name="ce62" office:value-type="float" office:value="71" calcext:value-type="float">
            <text:p>71</text:p>
          </table:table-cell>
          <table:table-cell table:style-name="ce47" office:value-type="float" office:value="20090505" calcext:value-type="float">
            <text:p>20090505</text:p>
          </table:table-cell>
          <table:table-cell table:style-name="ce49" office:value-type="float" office:value="2" calcext:value-type="float">
            <text:p>2</text:p>
          </table:table-cell>
          <table:table-cell table:style-name="ce47"/>
          <table:table-cell table:number-columns-repeated="59"/>
        </table:table-row>
        <table:table-row table:style-name="ro2">
          <table:table-cell office:value-type="float" office:value="10952189" calcext:value-type="float">
            <text:p>10952189</text:p>
          </table:table-cell>
          <table:table-cell office:value-type="float" office:value="71" calcext:value-type="float">
            <text:p>71</text:p>
          </table:table-cell>
          <table:table-cell office:value-type="float" office:value="20090505" calcext:value-type="float">
            <text:p>200905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62" office:value-type="float" office:value="10952189" calcext:value-type="float">
            <text:p>10952189</text:p>
          </table:table-cell>
          <table:table-cell table:style-name="ce62" office:value-type="float" office:value="71" calcext:value-type="float">
            <text:p>71</text:p>
          </table:table-cell>
          <table:table-cell table:style-name="ce47" office:value-type="float" office:value="20090505" calcext:value-type="float">
            <text:p>20090505</text:p>
          </table:table-cell>
          <table:table-cell table:style-name="ce49" office:value-type="float" office:value="2" calcext:value-type="float">
            <text:p>2</text:p>
          </table:table-cell>
          <table:table-cell table:style-name="ce47"/>
          <table:table-cell table:number-columns-repeated="59"/>
        </table:table-row>
        <table:table-row table:style-name="ro2">
          <table:table-cell office:value-type="float" office:value="10952189" calcext:value-type="float">
            <text:p>10952189</text:p>
          </table:table-cell>
          <table:table-cell office:value-type="float" office:value="71" calcext:value-type="float">
            <text:p>71</text:p>
          </table:table-cell>
          <table:table-cell office:value-type="float" office:value="20090505" calcext:value-type="float">
            <text:p>200905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653353" calcext:value-type="float">
            <text:p>10653353</text:p>
          </table:table-cell>
          <table:table-cell office:value-type="float" office:value="74" calcext:value-type="float">
            <text:p>74</text:p>
          </table:table-cell>
          <table:table-cell office:value-type="float" office:value="20100302" calcext:value-type="float">
            <text:p>2010030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653353" calcext:value-type="float">
            <text:p>10653353</text:p>
          </table:table-cell>
          <table:table-cell office:value-type="float" office:value="74" calcext:value-type="float">
            <text:p>74</text:p>
          </table:table-cell>
          <table:table-cell office:value-type="float" office:value="20100302" calcext:value-type="float">
            <text:p>2010030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653353" calcext:value-type="float">
            <text:p>10653353</text:p>
          </table:table-cell>
          <table:table-cell office:value-type="float" office:value="74" calcext:value-type="float">
            <text:p>74</text:p>
          </table:table-cell>
          <table:table-cell office:value-type="float" office:value="20100302" calcext:value-type="float">
            <text:p>2010030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653353" calcext:value-type="float">
            <text:p>10653353</text:p>
          </table:table-cell>
          <table:table-cell office:value-type="float" office:value="74" calcext:value-type="float">
            <text:p>74</text:p>
          </table:table-cell>
          <table:table-cell office:value-type="float" office:value="20100302" calcext:value-type="float">
            <text:p>2010030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490870" calcext:value-type="float">
            <text:p>11490870</text:p>
          </table:table-cell>
          <table:table-cell office:value-type="float" office:value="73" calcext:value-type="float">
            <text:p>73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90870" calcext:value-type="float">
            <text:p>11490870</text:p>
          </table:table-cell>
          <table:table-cell office:value-type="float" office:value="73" calcext:value-type="float">
            <text:p>73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90870" calcext:value-type="float">
            <text:p>11490870</text:p>
          </table:table-cell>
          <table:table-cell office:value-type="float" office:value="73" calcext:value-type="float">
            <text:p>73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490870" calcext:value-type="float">
            <text:p>11490870</text:p>
          </table:table-cell>
          <table:table-cell office:value-type="float" office:value="73" calcext:value-type="float">
            <text:p>73</text:p>
          </table:table-cell>
          <table:table-cell office:value-type="float" office:value="20100304" calcext:value-type="float">
            <text:p>2010030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00621" calcext:value-type="float">
            <text:p>10500621</text:p>
          </table:table-cell>
          <table:table-cell office:value-type="float" office:value="62" calcext:value-type="float">
            <text:p>62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00621" calcext:value-type="float">
            <text:p>10500621</text:p>
          </table:table-cell>
          <table:table-cell office:value-type="float" office:value="62" calcext:value-type="float">
            <text:p>62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38299" calcext:value-type="float">
            <text:p>10538299</text:p>
          </table:table-cell>
          <table:table-cell office:value-type="float" office:value="59" calcext:value-type="float">
            <text:p>59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38299" calcext:value-type="float">
            <text:p>10538299</text:p>
          </table:table-cell>
          <table:table-cell office:value-type="float" office:value="59" calcext:value-type="float">
            <text:p>59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38299" calcext:value-type="float">
            <text:p>10538299</text:p>
          </table:table-cell>
          <table:table-cell office:value-type="float" office:value="59" calcext:value-type="float">
            <text:p>59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538299" calcext:value-type="float">
            <text:p>10538299</text:p>
          </table:table-cell>
          <table:table-cell office:value-type="float" office:value="59" calcext:value-type="float">
            <text:p>59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91479" calcext:value-type="float">
            <text:p>10791479</text:p>
          </table:table-cell>
          <table:table-cell office:value-type="float" office:value="62" calcext:value-type="float">
            <text:p>62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0791479" calcext:value-type="float">
            <text:p>10791479</text:p>
          </table:table-cell>
          <table:table-cell office:value-type="float" office:value="62" calcext:value-type="float">
            <text:p>62</text:p>
          </table:table-cell>
          <table:table-cell office:value-type="float" office:value="20100305" calcext:value-type="float">
            <text:p>2010030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14006" calcext:value-type="float">
            <text:p>11314006</text:p>
          </table:table-cell>
          <table:table-cell office:value-type="float" office:value="44" calcext:value-type="float">
            <text:p>44</text:p>
          </table:table-cell>
          <table:table-cell office:value-type="float" office:value="20100310" calcext:value-type="float">
            <text:p>201003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14006" calcext:value-type="float">
            <text:p>11314006</text:p>
          </table:table-cell>
          <table:table-cell office:value-type="float" office:value="44" calcext:value-type="float">
            <text:p>44</text:p>
          </table:table-cell>
          <table:table-cell office:value-type="float" office:value="20100310" calcext:value-type="float">
            <text:p>201003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14006" calcext:value-type="float">
            <text:p>11314006</text:p>
          </table:table-cell>
          <table:table-cell office:value-type="float" office:value="44" calcext:value-type="float">
            <text:p>44</text:p>
          </table:table-cell>
          <table:table-cell office:value-type="float" office:value="20100310" calcext:value-type="float">
            <text:p>201003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14006" calcext:value-type="float">
            <text:p>11314006</text:p>
          </table:table-cell>
          <table:table-cell office:value-type="float" office:value="44" calcext:value-type="float">
            <text:p>44</text:p>
          </table:table-cell>
          <table:table-cell office:value-type="float" office:value="20100310" calcext:value-type="float">
            <text:p>2010031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59531" calcext:value-type="float">
            <text:p>11359531</text:p>
          </table:table-cell>
          <table:table-cell office:value-type="float" office:value="59" calcext:value-type="float">
            <text:p>59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359531" calcext:value-type="float">
            <text:p>11359531</text:p>
          </table:table-cell>
          <table:table-cell office:value-type="float" office:value="59" calcext:value-type="float">
            <text:p>59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62829" calcext:value-type="float">
            <text:p>11062829</text:p>
          </table:table-cell>
          <table:table-cell office:value-type="float" office:value="57" calcext:value-type="float">
            <text:p>57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62829" calcext:value-type="float">
            <text:p>11062829</text:p>
          </table:table-cell>
          <table:table-cell office:value-type="float" office:value="57" calcext:value-type="float">
            <text:p>57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1062829" calcext:value-type="float">
            <text:p>11062829</text:p>
          </table:table-cell>
          <table:table-cell office:value-type="float" office:value="57" calcext:value-type="float">
            <text:p>57</text:p>
          </table:table-cell>
          <table:table-cell office:value-type="float" office:value="20100312" calcext:value-type="float">
            <text:p>2010031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float" office:value="11062829" calcext:value-type="float">
            <text:p>11062829</text:p>
          </table:table-cell>
          <table:table-cell office:value-type="float" office:value="57" calcext:value-type="float">
            <text:p>57</text:p>
          </table:table-cell>
          <table:table-cell office:value-type="float" office:value="20100312" calcext:value-type="float">
            <text:p>2010031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72" table:formula="of:=COUNTIF([.D1:.D411];&quot;=5&quot;)" office:value-type="float" office:value="47" calcext:value-type="float">
            <text:p>47</text:p>
          </table:table-cell>
          <table:table-cell table:number-columns-repeated="60"/>
        </table:table-row>
        <table:table-row table:style-name="ro2" table:number-rows-repeated="104816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2.D114:Sheet2.D115 Sheet2.D131:Sheet2.D131 Sheet2.D135:Sheet2.D135 Sheet2.D151:Sheet2.D152 Sheet2.D165:Sheet2.D165 Sheet2.D179:Sheet2.D179 Sheet2.D233:Sheet2.D233 Sheet2.D247:Sheet2.D247 Sheet2.D263:Sheet2.D263">
            <calcext:condition calcext:apply-style-name="Excel_CondFormat_2_1_1" calcext:value="formula-is(NOT(ISERROR(SEARCH(&quot; &quot;;[.D114]))))" calcext:base-cell-address="Sheet2.D114"/>
            <calcext:condition calcext:apply-style-name="Excel_CondFormat_2_1_2" calcext:value="formula-is(NOT(ISERROR(SEARCH(&quot;Yes&quot;;[.D114]))))" calcext:base-cell-address="Sheet2.D114"/>
            <calcext:condition calcext:apply-style-name="Excel_CondFormat_2_1_3" calcext:value="formula-is(NOT(ISERROR(SEARCH(&quot;Yes&quot;;[.D114]))))" calcext:base-cell-address="Sheet2.D1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ccffcc"/>
      <style:text-properties fo:color="#008000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order="0.74pt solid #000000"/>
      <style:text-properties fo:color="#000000" fo:font-size="11pt" style:font-size-asian="11pt" style:font-size-complex="11pt"/>
    </style:style>
    <style:style style:name="Excel_5f_CondFormat_5f_2_5f_1_5f_1" style:display-name="Excel_CondFormat_2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ccffcc"/>
      <style:text-properties fo:color="#008000"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order="0.74pt solid #00000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09:01.636374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Inês</meta:initial-creator>
    <meta:creation-date>2010-11-22T23:23:44</meta:creation-date>
    <dc:date>2020-12-26T16:12:57.042961713</dc:date>
    <meta:editing-duration>PT10M20S</meta:editing-duration>
    <meta:editing-cycles>3</meta:editing-cycles>
    <meta:generator>LibreOffice/6.3.5.2$Linux_X86_64 LibreOffice_project/30$Build-2</meta:generator>
    <meta:document-statistic meta:table-count="2" meta:cell-count="2523" meta:object-count="0"/>
  </office:meta>
</office:document-meta>
</file>